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1c1c1c" draw:marker-start-width="0.161cm" draw:marker-end-width="0.161cm" draw:fill="solid" draw:fill-color="#666666" draw:textarea-horizontal-align="justify" draw:textarea-vertical-align="middle" draw:auto-grow-height="false" fo:min-height="0.486cm" fo:min-width="0.276cm" fo:padding-top="0.137cm" fo:padding-bottom="0.137cm" fo:padding-left="0.262cm" fo:padding-right="0.262cm"/>
    </style:style>
    <style:style style:name="gr2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06cm" svg:x="9.8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9.8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1.898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1.898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3.964cm" svg:y="4.7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3.49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7.323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6.04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2.2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3.964cm" svg:y="0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7.771cm" svg:y="4.7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3.4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7.3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6.0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2.2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7.771cm" svg:y="0.9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0.871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0.871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2.929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2.929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14.995cm" svg:y="5.39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4.12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7.94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6.67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2.84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14.995cm" svg:y="1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.27cm" svg:height="1.206cm" svg:x="8.802cm" svg:y="5.39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4.12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7.946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6.67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2.84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" draw:text-style-name="P1" draw:layer="layout" svg:width="1.27cm" svg:height="1.206cm" svg:x="8.802cm" svg:y="1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2" draw:text-style-name="P2" xml:id="id150" draw:id="id150" draw:layer="layout" svg:width="0.254cm" svg:height="0.254cm" svg:x="7.96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254cm" svg:height="0.254cm" svg:x="8.265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254cm" svg:height="0.254cm" svg:x="7.96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254cm" svg:height="0.254cm" svg:x="8.265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254cm" svg:height="0.254cm" svg:x="7.96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254cm" svg:height="0.254cm" svg:x="8.26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254cm" svg:height="0.254cm" svg:x="7.96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254cm" svg:height="0.254cm" svg:x="8.265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254cm" svg:height="0.254cm" svg:x="7.96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254cm" svg:height="0.254cm" svg:x="8.265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3" draw:id="id153" draw:layer="layout" svg:width="0.254cm" svg:height="0.254cm" svg:x="7.96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254cm" svg:height="0.254cm" svg:x="8.265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254cm" svg:height="0.254cm" svg:x="8.5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254cm" svg:height="0.254cm" svg:x="9.00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254cm" svg:height="0.254cm" svg:x="8.5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254cm" svg:height="0.254cm" svg:x="9.00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254cm" svg:height="0.254cm" svg:x="8.57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254cm" svg:height="0.254cm" svg:x="9.00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254cm" svg:height="0.254cm" svg:x="8.57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9.00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254cm" svg:height="0.254cm" svg:x="8.57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254cm" svg:height="0.254cm" svg:x="9.005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254cm" svg:height="0.254cm" svg:x="8.57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254cm" svg:height="0.254cm" svg:x="9.005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254cm" svg:height="0.254cm" svg:x="9.31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0.254cm" svg:height="0.254cm" svg:x="9.615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254cm" svg:height="0.254cm" svg:x="9.31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254cm" svg:height="0.254cm" svg:x="9.615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254cm" svg:height="0.254cm" svg:x="9.31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254cm" svg:height="0.254cm" svg:x="9.615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254cm" svg:height="0.254cm" svg:x="9.31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254cm" svg:height="0.254cm" svg:x="9.615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254cm" svg:height="0.254cm" svg:x="9.31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254cm" svg:height="0.254cm" svg:x="9.615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254cm" svg:height="0.254cm" svg:x="9.31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254cm" svg:height="0.254cm" svg:x="9.615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1" draw:id="id151" draw:layer="layout" svg:width="0.254cm" svg:height="0.254cm" svg:x="10.02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0.254cm" svg:height="0.254cm" svg:x="10.334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254cm" svg:height="0.254cm" svg:x="10.02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254cm" svg:height="0.254cm" svg:x="10.334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254cm" svg:height="0.254cm" svg:x="10.02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254cm" svg:height="0.254cm" svg:x="10.334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254cm" svg:height="0.254cm" svg:x="10.02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0.254cm" svg:height="0.254cm" svg:x="10.334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0.254cm" svg:height="0.254cm" svg:x="10.02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254cm" svg:height="0.254cm" svg:x="10.334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254cm" svg:height="0.254cm" svg:x="10.02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0.254cm" svg:height="0.254cm" svg:x="10.334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2" draw:id="id152" draw:layer="layout" svg:width="0.254cm" svg:height="0.254cm" svg:x="10.639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254cm" svg:height="0.254cm" svg:x="11.07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254cm" svg:height="0.254cm" svg:x="10.639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254cm" svg:height="0.254cm" svg:x="11.07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0.254cm" svg:height="0.254cm" svg:x="10.639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254cm" svg:height="0.254cm" svg:x="11.07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0.254cm" svg:height="0.254cm" svg:x="10.639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254cm" svg:height="0.254cm" svg:x="11.07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0.254cm" svg:height="0.254cm" svg:x="10.639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254cm" svg:height="0.254cm" svg:x="11.074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254cm" svg:height="0.254cm" svg:x="10.639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254cm" svg:height="0.254cm" svg:x="11.074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254cm" svg:height="0.254cm" svg:x="11.379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8" draw:id="id148" draw:layer="layout" svg:width="0.254cm" svg:height="0.254cm" svg:x="11.684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0.254cm" svg:height="0.254cm" svg:x="11.379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0.254cm" svg:height="0.254cm" svg:x="11.684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layout" svg:width="0.254cm" svg:height="0.254cm" svg:x="11.379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0.254cm" svg:height="0.254cm" svg:x="11.684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0.254cm" svg:height="0.254cm" svg:x="11.379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0.254cm" svg:height="0.254cm" svg:x="11.684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0.254cm" svg:height="0.254cm" svg:x="11.379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0.254cm" svg:height="0.254cm" svg:x="11.684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0.254cm" svg:height="0.254cm" svg:x="11.379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0.254cm" svg:height="0.254cm" svg:x="11.684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5" draw:id="id155" draw:layer="layout" svg:width="0.254cm" svg:height="0.254cm" svg:x="12.08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7" draw:id="id147" draw:layer="layout" svg:width="0.254cm" svg:height="0.254cm" svg:x="12.393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9" draw:id="id149" draw:layer="layout" svg:width="0.254cm" svg:height="0.254cm" svg:x="12.08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0.254cm" svg:height="0.254cm" svg:x="12.393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0.254cm" svg:height="0.254cm" svg:x="12.08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0.254cm" svg:height="0.254cm" svg:x="12.3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254cm" svg:height="0.254cm" svg:x="12.08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0.254cm" svg:height="0.254cm" svg:x="12.39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254cm" svg:height="0.254cm" svg:x="12.08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3" draw:id="id83" draw:layer="layout" svg:width="0.254cm" svg:height="0.254cm" svg:x="12.393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254cm" svg:height="0.254cm" svg:x="12.08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0.254cm" svg:height="0.254cm" svg:x="12.393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6" draw:id="id146" draw:layer="layout" svg:width="0.254cm" svg:height="0.254cm" svg:x="12.698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4" draw:id="id144" draw:layer="layout" svg:width="0.254cm" svg:height="0.254cm" svg:x="13.13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0.254cm" svg:height="0.254cm" svg:x="12.698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254cm" svg:height="0.254cm" svg:x="13.13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0.254cm" svg:height="0.254cm" svg:x="12.698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254cm" svg:height="0.254cm" svg:x="13.13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9" draw:id="id79" draw:layer="layout" svg:width="0.254cm" svg:height="0.254cm" svg:x="12.698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5" draw:id="id85" draw:layer="layout" svg:width="0.254cm" svg:height="0.254cm" svg:x="13.13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0.254cm" svg:height="0.254cm" svg:x="12.698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254cm" svg:height="0.254cm" svg:x="13.133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0" draw:id="id90" draw:layer="layout" svg:width="0.254cm" svg:height="0.254cm" svg:x="12.698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4" draw:id="id94" draw:layer="layout" svg:width="0.254cm" svg:height="0.254cm" svg:x="13.133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5" draw:id="id145" draw:layer="layout" svg:width="0.254cm" svg:height="0.254cm" svg:x="13.438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3" draw:id="id143" draw:layer="layout" svg:width="0.254cm" svg:height="0.254cm" svg:x="13.74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0.254cm" svg:height="0.254cm" svg:x="13.438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0.254cm" svg:height="0.254cm" svg:x="13.743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0.254cm" svg:height="0.254cm" svg:x="13.438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layout" svg:width="0.254cm" svg:height="0.254cm" svg:x="13.743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0.254cm" svg:height="0.254cm" svg:x="13.43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3" draw:id="id93" draw:layer="layout" svg:width="0.254cm" svg:height="0.254cm" svg:x="13.743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2" draw:id="id92" draw:layer="layout" svg:width="0.254cm" svg:height="0.254cm" svg:x="13.438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6" draw:id="id96" draw:layer="layout" svg:width="0.254cm" svg:height="0.254cm" svg:x="13.743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5" draw:id="id95" draw:layer="layout" svg:width="0.254cm" svg:height="0.254cm" svg:x="13.438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4" draw:id="id154" draw:layer="layout" svg:width="0.254cm" svg:height="0.254cm" svg:x="13.743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2" draw:id="id142" draw:layer="layout" svg:width="0.254cm" svg:height="0.254cm" svg:x="14.15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0" draw:id="id140" draw:layer="layout" svg:width="0.254cm" svg:height="0.254cm" svg:x="14.45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9" draw:id="id139" draw:layer="layout" svg:width="0.254cm" svg:height="0.254cm" svg:x="14.15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6" draw:id="id126" draw:layer="layout" svg:width="0.254cm" svg:height="0.254cm" svg:x="14.45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254cm" svg:height="0.254cm" svg:x="14.15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4" draw:id="id124" draw:layer="layout" svg:width="0.254cm" svg:height="0.254cm" svg:x="14.45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3" draw:id="id123" draw:layer="layout" svg:width="0.254cm" svg:height="0.254cm" svg:x="14.15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9" draw:id="id119" draw:layer="layout" svg:width="0.254cm" svg:height="0.254cm" svg:x="14.45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7" draw:id="id97" draw:layer="layout" svg:width="0.254cm" svg:height="0.254cm" svg:x="14.15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9" draw:id="id99" draw:layer="layout" svg:width="0.254cm" svg:height="0.254cm" svg:x="14.45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8" draw:id="id98" draw:layer="layout" svg:width="0.254cm" svg:height="0.254cm" svg:x="14.15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0" draw:id="id100" draw:layer="layout" svg:width="0.254cm" svg:height="0.254cm" svg:x="14.45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1" draw:id="id141" draw:layer="layout" svg:width="0.254cm" svg:height="0.254cm" svg:x="14.76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7" draw:id="id137" draw:layer="layout" svg:width="0.254cm" svg:height="0.254cm" svg:x="15.199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8" draw:id="id138" draw:layer="layout" svg:width="0.254cm" svg:height="0.254cm" svg:x="14.76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7" draw:id="id127" draw:layer="layout" svg:width="0.254cm" svg:height="0.254cm" svg:x="15.199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5" draw:id="id125" draw:layer="layout" svg:width="0.254cm" svg:height="0.254cm" svg:x="14.76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1" draw:id="id121" draw:layer="layout" svg:width="0.254cm" svg:height="0.254cm" svg:x="15.199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0" draw:id="id120" draw:layer="layout" svg:width="0.254cm" svg:height="0.254cm" svg:x="14.76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6" draw:id="id116" draw:layer="layout" svg:width="0.254cm" svg:height="0.254cm" svg:x="15.199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5" draw:id="id115" draw:layer="layout" svg:width="0.254cm" svg:height="0.254cm" svg:x="14.7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2" draw:id="id102" draw:layer="layout" svg:width="0.254cm" svg:height="0.254cm" svg:x="15.199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1" draw:id="id101" draw:layer="layout" svg:width="0.254cm" svg:height="0.254cm" svg:x="14.76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7" draw:id="id107" draw:layer="layout" svg:width="0.254cm" svg:height="0.254cm" svg:x="15.199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6" draw:id="id136" draw:layer="layout" svg:width="0.254cm" svg:height="0.254cm" svg:x="15.504cm" svg:y="1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9" draw:id="id129" draw:layer="layout" svg:width="0.254cm" svg:height="0.254cm" svg:x="15.809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8" draw:id="id128" draw:layer="layout" svg:width="0.254cm" svg:height="0.254cm" svg:x="15.504cm" svg:y="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1" draw:id="id131" draw:layer="layout" svg:width="0.254cm" svg:height="0.254cm" svg:x="15.809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2" draw:id="id122" draw:layer="layout" svg:width="0.254cm" svg:height="0.254cm" svg:x="15.504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8" draw:id="id118" draw:layer="layout" svg:width="0.254cm" svg:height="0.254cm" svg:x="15.809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7" draw:id="id117" draw:layer="layout" svg:width="0.254cm" svg:height="0.254cm" svg:x="15.504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4" draw:id="id104" draw:layer="layout" svg:width="0.254cm" svg:height="0.254cm" svg:x="15.809cm" svg:y="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3" draw:id="id103" draw:layer="layout" svg:width="0.254cm" svg:height="0.254cm" svg:x="15.50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9" draw:id="id109" draw:layer="layout" svg:width="0.254cm" svg:height="0.254cm" svg:x="15.809cm" svg:y="7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0.254cm" svg:height="0.254cm" svg:x="15.504cm" svg:y="8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2" draw:id="id112" draw:layer="layout" svg:width="0.254cm" svg:height="0.254cm" svg:x="15.809cm" svg:y="8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0" draw:id="id130" draw:layer="layout" svg:width="0.254cm" svg:height="0.254cm" svg:x="16.244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5" draw:id="id135" draw:layer="layout" svg:width="0.254cm" svg:height="0.254cm" svg:x="16.549cm" svg:y="1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3" draw:id="id133" draw:layer="layout" svg:width="0.254cm" svg:height="0.254cm" svg:x="16.244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4" draw:id="id134" draw:layer="layout" svg:width="0.254cm" svg:height="0.254cm" svg:x="16.549cm" svg:y="3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2" draw:id="id132" draw:layer="layout" svg:width="0.254cm" svg:height="0.254cm" svg:x="16.244cm" svg:y="3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6" draw:id="id106" draw:layer="layout" svg:width="0.254cm" svg:height="0.254cm" svg:x="16.549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5" draw:id="id105" draw:layer="layout" svg:width="0.254cm" svg:height="0.254cm" svg:x="16.244cm" svg:y="5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1" draw:id="id111" draw:layer="layout" svg:width="0.254cm" svg:height="0.254cm" svg:x="16.549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0" draw:id="id110" draw:layer="layout" svg:width="0.254cm" svg:height="0.254cm" svg:x="16.24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4" draw:id="id114" draw:layer="layout" svg:width="0.254cm" svg:height="0.254cm" svg:x="16.549cm" svg:y="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3" draw:id="id113" draw:layer="layout" svg:width="0.254cm" svg:height="0.254cm" svg:x="16.244cm" svg:y="7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6" draw:id="id156" draw:layer="layout" svg:width="0.254cm" svg:height="0.254cm" svg:x="16.549cm" svg:y="8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482cm" svg:y1="8.13cm" svg:x2="8.607cm" svg:y2="7.875cm" draw:start-shape="id1" draw:start-glue-point="11" draw:end-shape="id2" draw:end-glue-point="7" svg:d="M8482 8130l125-255" svg:viewBox="0 0 126 256">
          <text:p/>
        </draw:connector>
        <draw:connector draw:style-name="gr3" draw:text-style-name="P3" draw:layer="layout" draw:type="line" svg:x1="8.787cm" svg:y1="7.695cm" svg:x2="9.042cm" svg:y2="7.505cm" draw:start-shape="id2" draw:start-glue-point="11" draw:end-shape="id3" draw:end-glue-point="7" svg:d="M8787 7695l255-190" svg:viewBox="0 0 256 191">
          <text:p/>
        </draw:connector>
        <draw:connector draw:style-name="gr3" draw:text-style-name="P3" draw:layer="layout" draw:type="line" svg:x1="9.222cm" svg:y1="7.325cm" svg:x2="9.347cm" svg:y2="7.07cm" draw:start-shape="id3" draw:start-glue-point="11" draw:end-shape="id4" draw:end-glue-point="7" svg:d="M9222 7325l125-255" svg:viewBox="0 0 126 256">
          <text:p/>
        </draw:connector>
        <draw:connector draw:style-name="gr3" draw:text-style-name="P3" draw:layer="layout" draw:type="line" svg:x1="9.527cm" svg:y1="6.89cm" svg:x2="9.652cm" svg:y2="6.235cm" draw:start-shape="id4" draw:start-glue-point="11" draw:end-shape="id5" draw:end-glue-point="7" svg:d="M9527 6890l125-655" svg:viewBox="0 0 126 656">
          <text:p/>
        </draw:connector>
        <draw:connector draw:style-name="gr3" draw:text-style-name="P3" draw:layer="layout" draw:type="line" svg:x1="9.832cm" svg:y1="6.055cm" svg:x2="10.08cm" svg:y2="5.335cm" draw:start-shape="id5" draw:start-glue-point="11" svg:d="M9832 6055l248-720" svg:viewBox="0 0 249 721">
          <text:p/>
        </draw:connector>
        <draw:connector draw:style-name="gr3" draw:text-style-name="P3" draw:layer="layout" draw:type="line" svg:x1="10.246cm" svg:y1="5.155cm" svg:x2="10.371cm" svg:y2="4.5cm" draw:start-shape="id6" draw:start-glue-point="11" draw:end-shape="id7" draw:end-glue-point="7" svg:d="M10246 5155l125-655" svg:viewBox="0 0 126 656">
          <text:p/>
        </draw:connector>
        <draw:connector draw:style-name="gr3" draw:text-style-name="P3" draw:layer="layout" draw:type="line" svg:x1="8.482cm" svg:y1="6.86cm" svg:x2="8.607cm" svg:y2="6.605cm" draw:start-shape="id8" draw:start-glue-point="11" draw:end-shape="id9" draw:end-glue-point="7" svg:d="M8482 6860l125-255" svg:viewBox="0 0 126 256">
          <text:p/>
        </draw:connector>
        <draw:connector draw:style-name="gr3" draw:text-style-name="P3" draw:layer="layout" draw:type="line" svg:x1="8.787cm" svg:y1="6.425cm" svg:x2="9.042cm" svg:y2="6.235cm" draw:start-shape="id9" draw:start-glue-point="11" draw:end-shape="id10" draw:end-glue-point="7" svg:d="M8787 6425l255-190" svg:viewBox="0 0 256 191">
          <text:p/>
        </draw:connector>
        <draw:connector draw:style-name="gr3" draw:text-style-name="P3" draw:layer="layout" draw:type="line" svg:x1="9.222cm" svg:y1="6.055cm" svg:x2="9.347cm" svg:y2="5.8cm" draw:start-shape="id10" draw:start-glue-point="11" draw:end-shape="id11" draw:end-glue-point="7" svg:d="M9222 6055l125-255" svg:viewBox="0 0 126 256">
          <text:p/>
        </draw:connector>
        <draw:connector draw:style-name="gr3" draw:text-style-name="P3" draw:layer="layout" draw:type="line" svg:x1="9.527cm" svg:y1="5.62cm" svg:x2="9.652cm" svg:y2="4.965cm" draw:start-shape="id11" draw:start-glue-point="11" draw:end-shape="id12" draw:end-glue-point="7" svg:d="M9527 5620l125-655" svg:viewBox="0 0 126 656">
          <text:p/>
        </draw:connector>
        <draw:connector draw:style-name="gr3" draw:text-style-name="P3" draw:layer="layout" draw:type="line" svg:x1="8.177cm" svg:y1="6.425cm" svg:x2="8.302cm" svg:y2="5.77cm" draw:start-shape="id13" draw:start-glue-point="11" draw:end-shape="id14" draw:end-glue-point="7" svg:d="M8177 6425l125-655" svg:viewBox="0 0 126 656">
          <text:p/>
        </draw:connector>
        <draw:connector draw:style-name="gr3" draw:text-style-name="P3" draw:layer="layout" draw:type="line" svg:x1="8.482cm" svg:y1="5.59cm" svg:x2="8.607cm" svg:y2="5.335cm" draw:start-shape="id14" draw:start-glue-point="11" draw:end-shape="id15" draw:end-glue-point="7" svg:d="M8482 5590l125-255" svg:viewBox="0 0 126 256">
          <text:p/>
        </draw:connector>
        <draw:connector draw:style-name="gr3" draw:text-style-name="P3" draw:layer="layout" draw:type="line" svg:x1="8.787cm" svg:y1="5.155cm" svg:x2="9.042cm" svg:y2="4.965cm" draw:start-shape="id15" draw:start-glue-point="11" draw:end-shape="id16" draw:end-glue-point="7" svg:d="M8787 5155l255-190" svg:viewBox="0 0 256 191">
          <text:p/>
        </draw:connector>
        <draw:connector draw:style-name="gr3" draw:text-style-name="P3" draw:layer="layout" draw:type="line" svg:x1="8.177cm" svg:y1="5.155cm" svg:x2="8.302cm" svg:y2="4.5cm" draw:start-shape="id17" draw:start-glue-point="11" draw:end-shape="id18" draw:end-glue-point="7" svg:d="M8177 5155l125-655" svg:viewBox="0 0 126 656">
          <text:p/>
        </draw:connector>
        <draw:connector draw:style-name="gr3" draw:text-style-name="P3" draw:layer="layout" draw:type="line" svg:x1="8.177cm" svg:y1="3.885cm" svg:x2="8.302cm" svg:y2="3.23cm" draw:start-shape="id19" draw:start-glue-point="11" draw:end-shape="id20" draw:end-glue-point="7" svg:d="M8177 3885l125-655" svg:viewBox="0 0 126 656">
          <text:p/>
        </draw:connector>
        <draw:connector draw:style-name="gr3" draw:text-style-name="P3" draw:layer="layout" draw:type="line" svg:x1="8.482cm" svg:y1="4.32cm" svg:x2="8.607cm" svg:y2="4.065cm" draw:start-shape="id18" draw:start-glue-point="11" draw:end-shape="id21" draw:end-glue-point="7" svg:d="M8482 4320l125-255" svg:viewBox="0 0 126 256">
          <text:p/>
        </draw:connector>
        <draw:connector draw:style-name="gr3" draw:text-style-name="P3" draw:layer="layout" draw:type="line" svg:x1="8.787cm" svg:y1="3.885cm" svg:x2="9.042cm" svg:y2="3.695cm" draw:start-shape="id21" draw:start-glue-point="11" draw:end-shape="id22" draw:end-glue-point="7" svg:d="M8787 3885l255-190" svg:viewBox="0 0 256 191">
          <text:p/>
        </draw:connector>
        <draw:connector draw:style-name="gr3" draw:text-style-name="P3" draw:layer="layout" draw:type="line" svg:x1="9.222cm" svg:y1="4.785cm" svg:x2="9.347cm" svg:y2="4.53cm" draw:start-shape="id16" draw:start-glue-point="11" draw:end-shape="id23" draw:end-glue-point="7" svg:d="M9222 4785l125-255" svg:viewBox="0 0 126 256">
          <text:p/>
        </draw:connector>
        <draw:connector draw:style-name="gr3" draw:text-style-name="P3" draw:layer="layout" draw:type="line" svg:x1="9.832cm" svg:y1="4.785cm" svg:x2="10.08cm" svg:y2="4.065cm" draw:start-shape="id12" draw:start-glue-point="11" svg:d="M9832 4785l248-720" svg:viewBox="0 0 249 721">
          <text:p/>
        </draw:connector>
        <draw:connector draw:style-name="gr3" draw:text-style-name="P3" draw:layer="layout" draw:type="line" svg:x1="9.527cm" svg:y1="4.35cm" svg:x2="9.652cm" svg:y2="3.695cm" draw:start-shape="id23" draw:start-glue-point="11" draw:end-shape="id24" draw:end-glue-point="7" svg:d="M9527 4350l125-655" svg:viewBox="0 0 126 656">
          <text:p/>
        </draw:connector>
        <draw:connector draw:style-name="gr3" draw:text-style-name="P3" draw:layer="layout" draw:type="line" svg:x1="9.222cm" svg:y1="3.515cm" svg:x2="9.347cm" svg:y2="3.26cm" draw:start-shape="id22" draw:start-glue-point="11" draw:end-shape="id25" draw:end-glue-point="7" svg:d="M9222 3515l125-255" svg:viewBox="0 0 126 256">
          <text:p/>
        </draw:connector>
        <draw:connector draw:style-name="gr3" draw:text-style-name="P3" draw:layer="layout" draw:type="line" svg:x1="8.482cm" svg:y1="3.05cm" svg:x2="8.607cm" svg:y2="2.795cm" draw:start-shape="id20" draw:start-glue-point="11" draw:end-shape="id26" draw:end-glue-point="7" svg:d="M8482 3050l125-255" svg:viewBox="0 0 126 256">
          <text:p/>
        </draw:connector>
        <draw:connector draw:style-name="gr3" draw:text-style-name="P3" draw:layer="layout" draw:type="line" svg:x1="8.177cm" svg:y1="2.615cm" svg:x2="8.302cm" svg:y2="1.96cm" draw:start-shape="id27" draw:start-glue-point="11" draw:end-shape="id28" draw:end-glue-point="7" svg:d="M8177 2615l125-655" svg:viewBox="0 0 126 656">
          <text:p/>
        </draw:connector>
        <draw:connector draw:style-name="gr3" draw:text-style-name="P3" draw:layer="layout" draw:type="line" svg:x1="8.787cm" svg:y1="2.615cm" svg:x2="9.042cm" svg:y2="2.425cm" draw:start-shape="id26" draw:start-glue-point="11" draw:end-shape="id29" draw:end-glue-point="7" svg:d="M8787 2615l255-190" svg:viewBox="0 0 256 191">
          <text:p/>
        </draw:connector>
        <draw:connector draw:style-name="gr3" draw:text-style-name="P3" draw:layer="layout" draw:type="line" svg:x1="8.482cm" svg:y1="1.78cm" svg:x2="8.607cm" svg:y2="1.525cm" draw:start-shape="id28" draw:start-glue-point="11" draw:end-shape="id30" draw:end-glue-point="7" svg:d="M8482 1780l125-255" svg:viewBox="0 0 126 256">
          <text:p/>
        </draw:connector>
        <draw:connector draw:style-name="gr3" draw:text-style-name="P3" draw:layer="layout" draw:type="line" svg:x1="9.222cm" svg:y1="2.245cm" svg:x2="9.347cm" svg:y2="1.99cm" draw:start-shape="id29" draw:start-glue-point="11" draw:end-shape="id31" draw:end-glue-point="7" svg:d="M9222 2245l125-255" svg:viewBox="0 0 126 256">
          <text:p/>
        </draw:connector>
        <draw:connector draw:style-name="gr3" draw:text-style-name="P3" draw:layer="layout" draw:type="line" svg:x1="9.527cm" svg:y1="3.08cm" svg:x2="9.652cm" svg:y2="2.425cm" draw:start-shape="id25" draw:start-glue-point="11" draw:end-shape="id32" draw:end-glue-point="7" svg:d="M9527 3080l125-655" svg:viewBox="0 0 126 656">
          <text:p/>
        </draw:connector>
        <draw:connector draw:style-name="gr3" draw:text-style-name="P3" draw:layer="layout" draw:type="line" svg:x1="9.832cm" svg:y1="2.245cm" svg:x2="10.08cm" svg:y2="1.525cm" draw:start-shape="id32" draw:start-glue-point="11" svg:d="M9832 2245l248-720" svg:viewBox="0 0 249 721">
          <text:p/>
        </draw:connector>
        <draw:connector draw:style-name="gr3" draw:text-style-name="P3" draw:layer="layout" draw:type="line" svg:x1="9.832cm" svg:y1="3.515cm" svg:x2="10.08cm" svg:y2="2.795cm" draw:start-shape="id24" draw:start-glue-point="11" svg:d="M9832 3515l248-720" svg:viewBox="0 0 249 721">
          <text:p/>
        </draw:connector>
        <draw:connector draw:style-name="gr3" draw:text-style-name="P3" draw:layer="layout" draw:type="line" svg:x1="10.246cm" svg:y1="2.615cm" svg:x2="10.371cm" svg:y2="1.96cm" draw:start-shape="id33" draw:start-glue-point="11" draw:end-shape="id34" draw:end-glue-point="7" svg:d="M10246 2615l125-655" svg:viewBox="0 0 126 656">
          <text:p/>
        </draw:connector>
        <draw:connector draw:style-name="gr3" draw:text-style-name="P3" draw:layer="layout" draw:type="line" svg:x1="10.551cm" svg:y1="1.78cm" svg:x2="10.691cm" svg:y2="1.525cm" draw:start-shape="id34" draw:start-glue-point="11" svg:d="M10551 1780l140-255" svg:viewBox="0 0 141 256">
          <text:p/>
        </draw:connector>
        <draw:connector draw:style-name="gr3" draw:text-style-name="P3" draw:layer="layout" draw:type="line" svg:x1="10.246cm" svg:y1="3.885cm" svg:x2="10.371cm" svg:y2="3.23cm" draw:start-shape="id35" draw:start-glue-point="11" draw:end-shape="id36" draw:end-glue-point="7" svg:d="M10246 3885l125-655" svg:viewBox="0 0 126 656">
          <text:p/>
        </draw:connector>
        <draw:connector draw:style-name="gr3" draw:text-style-name="P3" draw:layer="layout" draw:type="line" svg:x1="10.551cm" svg:y1="3.05cm" svg:x2="10.691cm" svg:y2="2.795cm" draw:start-shape="id36" draw:start-glue-point="11" svg:d="M10551 3050l140-255" svg:viewBox="0 0 141 256">
          <text:p/>
        </draw:connector>
        <draw:connector draw:style-name="gr3" draw:text-style-name="P3" draw:layer="layout" draw:type="line" svg:x1="10.856cm" svg:y1="2.615cm" svg:x2="11.111cm" svg:y2="2.425cm" draw:start-shape="id37" draw:start-glue-point="11" draw:end-shape="id38" draw:end-glue-point="7" svg:d="M10856 2615l255-190" svg:viewBox="0 0 256 191">
          <text:p/>
        </draw:connector>
        <draw:connector draw:style-name="gr3" draw:text-style-name="P3" draw:layer="layout" draw:type="line" svg:x1="11.291cm" svg:y1="2.245cm" svg:x2="11.416cm" svg:y2="1.99cm" draw:start-shape="id38" draw:start-glue-point="11" draw:end-shape="id39" draw:end-glue-point="7" svg:d="M11291 2245l125-255" svg:viewBox="0 0 126 256">
          <text:p/>
        </draw:connector>
        <draw:connector draw:style-name="gr3" draw:text-style-name="P3" draw:layer="layout" draw:type="line" svg:x1="9.222cm" svg:y1="8.595cm" svg:x2="9.347cm" svg:y2="8.34cm" draw:start-shape="id40" draw:start-glue-point="11" draw:end-shape="id41" draw:end-glue-point="7" svg:d="M9222 8595l125-255" svg:viewBox="0 0 126 256">
          <text:p/>
        </draw:connector>
        <draw:connector draw:style-name="gr3" draw:text-style-name="P3" draw:layer="layout" draw:type="line" svg:x1="9.527cm" svg:y1="8.16cm" svg:x2="9.652cm" svg:y2="7.505cm" draw:start-shape="id41" draw:start-glue-point="11" draw:end-shape="id42" draw:end-glue-point="7" svg:d="M9527 8160l125-655" svg:viewBox="0 0 126 656">
          <text:p/>
        </draw:connector>
        <draw:connector draw:style-name="gr3" draw:text-style-name="P3" draw:layer="layout" draw:type="line" svg:x1="9.832cm" svg:y1="7.325cm" svg:x2="10.08cm" svg:y2="6.605cm" draw:start-shape="id42" draw:start-glue-point="11" svg:d="M9832 7325l248-720" svg:viewBox="0 0 249 721">
          <text:p/>
        </draw:connector>
        <draw:connector draw:style-name="gr3" draw:text-style-name="P3" draw:layer="layout" draw:type="line" svg:x1="10.246cm" svg:y1="6.425cm" svg:x2="10.371cm" svg:y2="5.77cm" draw:start-shape="id43" draw:start-glue-point="11" draw:end-shape="id44" draw:end-glue-point="7" svg:d="M10246 6425l125-655" svg:viewBox="0 0 126 656">
          <text:p/>
        </draw:connector>
        <draw:connector draw:style-name="gr3" draw:text-style-name="P3" draw:layer="layout" draw:type="line" svg:x1="9.832cm" svg:y1="8.595cm" svg:x2="10.08cm" svg:y2="7.875cm" draw:start-shape="id45" draw:start-glue-point="11" svg:d="M9832 8595l248-720" svg:viewBox="0 0 249 721">
          <text:p/>
        </draw:connector>
        <draw:connector draw:style-name="gr3" draw:text-style-name="P3" draw:layer="layout" draw:type="line" svg:x1="10.246cm" svg:y1="7.695cm" svg:x2="10.371cm" svg:y2="7.04cm" draw:start-shape="id46" draw:start-glue-point="11" draw:end-shape="id47" draw:end-glue-point="7" svg:d="M10246 7695l125-655" svg:viewBox="0 0 126 656">
          <text:p/>
        </draw:connector>
        <draw:connector draw:style-name="gr3" draw:text-style-name="P3" draw:layer="layout" draw:type="line" svg:x1="10.551cm" svg:y1="6.86cm" svg:x2="10.691cm" svg:y2="6.605cm" draw:start-shape="id47" draw:start-glue-point="11" svg:d="M10551 6860l140-255" svg:viewBox="0 0 141 256">
          <text:p/>
        </draw:connector>
        <draw:connector draw:style-name="gr3" draw:text-style-name="P3" draw:layer="layout" draw:type="line" svg:x1="10.856cm" svg:y1="6.425cm" svg:x2="11.111cm" svg:y2="6.235cm" draw:start-shape="id48" draw:start-glue-point="11" draw:end-shape="id49" draw:end-glue-point="7" svg:d="M10856 6425l255-190" svg:viewBox="0 0 256 191">
          <text:p/>
        </draw:connector>
        <draw:connector draw:style-name="gr3" draw:text-style-name="P3" draw:layer="layout" draw:type="line" svg:x1="10.551cm" svg:y1="8.13cm" svg:x2="10.691cm" svg:y2="7.875cm" draw:start-shape="id50" draw:start-glue-point="11" svg:d="M10551 8130l140-255" svg:viewBox="0 0 141 256">
          <text:p/>
        </draw:connector>
        <draw:connector draw:style-name="gr3" draw:text-style-name="P3" draw:layer="layout" draw:type="line" svg:x1="10.856cm" svg:y1="7.695cm" svg:x2="11.111cm" svg:y2="7.505cm" draw:start-shape="id51" draw:start-glue-point="11" draw:end-shape="id52" draw:end-glue-point="7" svg:d="M10856 7695l255-190" svg:viewBox="0 0 256 191">
          <text:p/>
        </draw:connector>
        <draw:connector draw:style-name="gr3" draw:text-style-name="P3" draw:layer="layout" draw:type="line" svg:x1="11.291cm" svg:y1="7.325cm" svg:x2="11.416cm" svg:y2="7.07cm" draw:start-shape="id52" draw:start-glue-point="11" draw:end-shape="id53" draw:end-glue-point="7" svg:d="M11291 7325l125-255" svg:viewBox="0 0 126 256">
          <text:p/>
        </draw:connector>
        <draw:connector draw:style-name="gr3" draw:text-style-name="P3" draw:layer="layout" draw:type="line" svg:x1="11.596cm" svg:y1="6.89cm" svg:x2="11.721cm" svg:y2="6.235cm" draw:start-shape="id53" draw:start-glue-point="11" draw:end-shape="id54" draw:end-glue-point="7" svg:d="M11596 6890l125-655" svg:viewBox="0 0 126 656">
          <text:p/>
        </draw:connector>
        <draw:connector draw:style-name="gr3" draw:text-style-name="P3" draw:layer="layout" draw:type="line" svg:x1="11.291cm" svg:y1="8.595cm" svg:x2="11.416cm" svg:y2="8.34cm" draw:start-shape="id55" draw:start-glue-point="11" draw:end-shape="id56" draw:end-glue-point="7" svg:d="M11291 8595l125-255" svg:viewBox="0 0 126 256">
          <text:p/>
        </draw:connector>
        <draw:connector draw:style-name="gr3" draw:text-style-name="P3" draw:layer="layout" draw:type="line" svg:x1="11.596cm" svg:y1="8.16cm" svg:x2="11.721cm" svg:y2="7.505cm" draw:start-shape="id56" draw:start-glue-point="11" draw:end-shape="id57" draw:end-glue-point="7" svg:d="M11596 8160l125-655" svg:viewBox="0 0 126 656">
          <text:p/>
        </draw:connector>
        <draw:connector draw:style-name="gr3" draw:text-style-name="P3" draw:layer="layout" draw:type="line" svg:x1="11.901cm" svg:y1="7.325cm" svg:x2="12.151cm" svg:y2="6.605cm" draw:start-shape="id57" draw:start-glue-point="11" svg:d="M11901 7325l250-720" svg:viewBox="0 0 251 721">
          <text:p/>
        </draw:connector>
        <draw:connector draw:style-name="gr3" draw:text-style-name="P3" draw:layer="layout" draw:type="line" svg:x1="11.901cm" svg:y1="8.595cm" svg:x2="12.151cm" svg:y2="7.875cm" draw:start-shape="id58" draw:start-glue-point="11" svg:d="M11901 8595l250-720" svg:viewBox="0 0 251 721">
          <text:p/>
        </draw:connector>
        <draw:connector draw:style-name="gr3" draw:text-style-name="P3" draw:layer="layout" draw:type="line" svg:x1="12.305cm" svg:y1="7.695cm" svg:x2="12.445cm" svg:y2="7.04cm" draw:start-shape="id59" draw:start-glue-point="11" svg:d="M12305 7695l140-655" svg:viewBox="0 0 141 656">
          <text:p/>
        </draw:connector>
        <draw:connector draw:style-name="gr3" draw:text-style-name="P3" draw:layer="layout" draw:type="line" svg:x1="10.551cm" svg:y1="5.59cm" svg:x2="10.691cm" svg:y2="5.335cm" draw:start-shape="id44" draw:start-glue-point="11" svg:d="M10551 5590l140-255" svg:viewBox="0 0 141 256">
          <text:p/>
        </draw:connector>
        <draw:connector draw:style-name="gr3" draw:text-style-name="P3" draw:layer="layout" draw:type="line" svg:x1="10.856cm" svg:y1="5.155cm" svg:x2="11.111cm" svg:y2="4.965cm" draw:start-shape="id60" draw:start-glue-point="11" draw:end-shape="id61" draw:end-glue-point="7" svg:d="M10856 5155l255-190" svg:viewBox="0 0 256 191">
          <text:p/>
        </draw:connector>
        <draw:connector draw:style-name="gr3" draw:text-style-name="P3" draw:layer="layout" draw:type="line" svg:x1="11.291cm" svg:y1="4.785cm" svg:x2="11.416cm" svg:y2="4.53cm" draw:start-shape="id61" draw:start-glue-point="11" draw:end-shape="id62" draw:end-glue-point="7" svg:d="M11291 4785l125-255" svg:viewBox="0 0 126 256">
          <text:p/>
        </draw:connector>
        <draw:connector draw:style-name="gr3" draw:text-style-name="P3" draw:layer="layout" draw:type="line" svg:x1="11.596cm" svg:y1="4.35cm" svg:x2="11.721cm" svg:y2="3.695cm" draw:start-shape="id62" draw:start-glue-point="11" draw:end-shape="id63" draw:end-glue-point="7" svg:d="M11596 4350l125-655" svg:viewBox="0 0 126 656">
          <text:p/>
        </draw:connector>
        <draw:connector draw:style-name="gr3" draw:text-style-name="P3" draw:layer="layout" draw:type="line" svg:x1="11.901cm" svg:y1="3.515cm" svg:x2="12.151cm" svg:y2="2.795cm" draw:start-shape="id63" draw:start-glue-point="11" svg:d="M11901 3515l250-720" svg:viewBox="0 0 251 721">
          <text:p/>
        </draw:connector>
        <draw:connector draw:style-name="gr3" draw:text-style-name="P3" draw:layer="layout" draw:type="line" svg:x1="10.551cm" svg:y1="4.32cm" svg:x2="10.691cm" svg:y2="4.065cm" draw:start-shape="id7" draw:start-glue-point="11" svg:d="M10551 4320l140-255" svg:viewBox="0 0 141 256">
          <text:p/>
        </draw:connector>
        <draw:connector draw:style-name="gr3" draw:text-style-name="P3" draw:layer="layout" draw:type="line" svg:x1="10.856cm" svg:y1="3.885cm" svg:x2="11.111cm" svg:y2="3.695cm" draw:start-shape="id64" draw:start-glue-point="11" draw:end-shape="id65" draw:end-glue-point="7" svg:d="M10856 3885l255-190" svg:viewBox="0 0 256 191">
          <text:p/>
        </draw:connector>
        <draw:connector draw:style-name="gr3" draw:text-style-name="P3" draw:layer="layout" draw:type="line" svg:x1="11.291cm" svg:y1="3.515cm" svg:x2="11.416cm" svg:y2="3.26cm" draw:start-shape="id65" draw:start-glue-point="11" draw:end-shape="id66" draw:end-glue-point="7" svg:d="M11291 3515l125-255" svg:viewBox="0 0 126 256">
          <text:p/>
        </draw:connector>
        <draw:connector draw:style-name="gr3" draw:text-style-name="P3" draw:layer="layout" draw:type="line" svg:x1="11.291cm" svg:y1="6.055cm" svg:x2="11.416cm" svg:y2="5.8cm" draw:start-shape="id49" draw:start-glue-point="11" draw:end-shape="id67" draw:end-glue-point="7" svg:d="M11291 6055l125-255" svg:viewBox="0 0 126 256">
          <text:p/>
        </draw:connector>
        <draw:connector draw:style-name="gr3" draw:text-style-name="P3" draw:layer="layout" draw:type="line" svg:x1="11.596cm" svg:y1="5.62cm" svg:x2="11.721cm" svg:y2="4.965cm" draw:start-shape="id67" draw:start-glue-point="11" draw:end-shape="id68" draw:end-glue-point="7" svg:d="M11596 5620l125-655" svg:viewBox="0 0 126 656">
          <text:p/>
        </draw:connector>
        <draw:connector draw:style-name="gr3" draw:text-style-name="P3" draw:layer="layout" draw:type="line" svg:x1="11.901cm" svg:y1="4.785cm" svg:x2="12.151cm" svg:y2="4.065cm" draw:start-shape="id68" draw:start-glue-point="11" svg:d="M11901 4785l250-720" svg:viewBox="0 0 251 721">
          <text:p/>
        </draw:connector>
        <draw:connector draw:style-name="gr3" draw:text-style-name="P3" draw:layer="layout" draw:type="line" svg:x1="12.305cm" svg:y1="3.885cm" svg:x2="12.445cm" svg:y2="3.23cm" draw:start-shape="id69" draw:start-glue-point="11" svg:d="M12305 3885l140-655" svg:viewBox="0 0 141 656">
          <text:p/>
        </draw:connector>
        <draw:connector draw:style-name="gr3" draw:text-style-name="P3" draw:layer="layout" draw:type="line" svg:x1="12.61cm" svg:y1="3.05cm" svg:x2="12.735cm" svg:y2="2.795cm" draw:start-shape="id70" draw:start-glue-point="11" draw:end-shape="id71" draw:end-glue-point="7" svg:d="M12610 3050l125-255" svg:viewBox="0 0 126 256">
          <text:p/>
        </draw:connector>
        <draw:connector draw:style-name="gr3" draw:text-style-name="P3" draw:layer="layout" draw:type="line" svg:x1="11.901cm" svg:y1="6.055cm" svg:x2="12.151cm" svg:y2="5.335cm" draw:start-shape="id54" draw:start-glue-point="11" svg:d="M11901 6055l250-720" svg:viewBox="0 0 251 721">
          <text:p/>
        </draw:connector>
        <draw:connector draw:style-name="gr3" draw:text-style-name="P3" draw:layer="layout" draw:type="line" svg:x1="12.305cm" svg:y1="5.155cm" svg:x2="12.445cm" svg:y2="4.5cm" draw:start-shape="id72" draw:start-glue-point="11" svg:d="M12305 5155l140-655" svg:viewBox="0 0 141 656">
          <text:p/>
        </draw:connector>
        <draw:connector draw:style-name="gr3" draw:text-style-name="P3" draw:layer="layout" draw:type="line" svg:x1="12.61cm" svg:y1="4.32cm" svg:x2="12.735cm" svg:y2="4.065cm" draw:start-shape="id73" draw:start-glue-point="11" draw:end-shape="id74" draw:end-glue-point="7" svg:d="M12610 4320l125-255" svg:viewBox="0 0 126 256">
          <text:p/>
        </draw:connector>
        <draw:connector draw:style-name="gr3" draw:text-style-name="P3" draw:layer="layout" draw:type="line" svg:x1="12.915cm" svg:y1="3.885cm" svg:x2="13.17cm" svg:y2="3.695cm" draw:start-shape="id74" draw:start-glue-point="11" draw:end-shape="id75" draw:end-glue-point="7" svg:d="M12915 3885l255-190" svg:viewBox="0 0 256 191">
          <text:p/>
        </draw:connector>
        <draw:connector draw:style-name="gr3" draw:text-style-name="P3" draw:layer="layout" draw:type="line" svg:x1="13.35cm" svg:y1="3.515cm" svg:x2="13.475cm" svg:y2="3.26cm" draw:start-shape="id75" draw:start-glue-point="11" draw:end-shape="id76" draw:end-glue-point="7" svg:d="M13350 3515l125-255" svg:viewBox="0 0 126 256">
          <text:p/>
        </draw:connector>
        <draw:connector draw:style-name="gr3" draw:text-style-name="P3" draw:layer="layout" draw:type="line" svg:x1="12.305cm" svg:y1="6.425cm" svg:x2="12.445cm" svg:y2="5.77cm" draw:start-shape="id77" draw:start-glue-point="11" svg:d="M12305 6425l140-655" svg:viewBox="0 0 141 656">
          <text:p/>
        </draw:connector>
        <draw:connector draw:style-name="gr3" draw:text-style-name="P3" draw:layer="layout" draw:type="line" svg:x1="12.61cm" svg:y1="5.59cm" svg:x2="12.735cm" svg:y2="5.335cm" draw:start-shape="id78" draw:start-glue-point="11" draw:end-shape="id79" draw:end-glue-point="7" svg:d="M12610 5590l125-255" svg:viewBox="0 0 126 256">
          <text:p/>
        </draw:connector>
        <draw:connector draw:style-name="gr3" draw:text-style-name="P3" draw:layer="layout" draw:type="line" svg:x1="12.915cm" svg:y1="5.155cm" svg:x2="13.17cm" svg:y2="4.965cm" draw:start-shape="id79" draw:start-glue-point="11" draw:end-shape="id80" draw:end-glue-point="7" svg:d="M12915 5155l255-190" svg:viewBox="0 0 256 191">
          <text:p/>
        </draw:connector>
        <draw:connector draw:style-name="gr3" draw:text-style-name="P3" draw:layer="layout" draw:type="line" svg:x1="13.35cm" svg:y1="4.785cm" svg:x2="13.475cm" svg:y2="4.53cm" draw:start-shape="id80" draw:start-glue-point="11" draw:end-shape="id81" draw:end-glue-point="7" svg:d="M13350 4785l125-255" svg:viewBox="0 0 126 256">
          <text:p/>
        </draw:connector>
        <draw:connector draw:style-name="gr3" draw:text-style-name="P3" draw:layer="layout" draw:type="line" svg:x1="13.655cm" svg:y1="4.35cm" svg:x2="13.78cm" svg:y2="3.695cm" draw:start-shape="id81" draw:start-glue-point="11" draw:end-shape="id82" draw:end-glue-point="7" svg:d="M13655 4350l125-655" svg:viewBox="0 0 126 656">
          <text:p/>
        </draw:connector>
        <draw:connector draw:style-name="gr3" draw:text-style-name="P3" draw:layer="layout" draw:type="line" svg:x1="12.61cm" svg:y1="6.86cm" svg:x2="12.735cm" svg:y2="6.605cm" draw:start-shape="id83" draw:start-glue-point="11" draw:end-shape="id84" draw:end-glue-point="7" svg:d="M12610 6860l125-255" svg:viewBox="0 0 126 256">
          <text:p/>
        </draw:connector>
        <draw:connector draw:style-name="gr3" draw:text-style-name="P3" draw:layer="layout" draw:type="line" svg:x1="12.915cm" svg:y1="6.425cm" svg:x2="13.17cm" svg:y2="6.235cm" draw:start-shape="id84" draw:start-glue-point="11" draw:end-shape="id85" draw:end-glue-point="7" svg:d="M12915 6425l255-190" svg:viewBox="0 0 256 191">
          <text:p/>
        </draw:connector>
        <draw:connector draw:style-name="gr3" draw:text-style-name="P3" draw:layer="layout" draw:type="line" svg:x1="13.35cm" svg:y1="6.055cm" svg:x2="13.475cm" svg:y2="5.8cm" draw:start-shape="id85" draw:start-glue-point="11" draw:end-shape="id86" draw:end-glue-point="7" svg:d="M13350 6055l125-255" svg:viewBox="0 0 126 256">
          <text:p/>
        </draw:connector>
        <draw:connector draw:style-name="gr3" draw:text-style-name="P3" draw:layer="layout" draw:type="line" svg:x1="13.655cm" svg:y1="5.62cm" svg:x2="13.78cm" svg:y2="4.965cm" draw:start-shape="id86" draw:start-glue-point="11" draw:end-shape="id87" draw:end-glue-point="7" svg:d="M13655 5620l125-655" svg:viewBox="0 0 126 656">
          <text:p/>
        </draw:connector>
        <draw:connector draw:style-name="gr3" draw:text-style-name="P3" draw:layer="layout" draw:type="line" svg:x1="13.948cm" svg:y1="4.785cm" svg:x2="14.191cm" svg:y2="4.065cm" draw:end-shape="id88" draw:end-glue-point="7" svg:d="M13948 4785l243-720" svg:viewBox="0 0 244 721">
          <text:p/>
        </draw:connector>
        <draw:connector draw:style-name="gr3" draw:text-style-name="P3" draw:layer="layout" draw:type="line" svg:x1="12.61cm" svg:y1="8.13cm" svg:x2="12.735cm" svg:y2="7.875cm" draw:start-shape="id89" draw:start-glue-point="11" draw:end-shape="id90" draw:end-glue-point="7" svg:d="M12610 8130l125-255" svg:viewBox="0 0 126 256">
          <text:p/>
        </draw:connector>
        <draw:connector draw:style-name="gr3" draw:text-style-name="P3" draw:layer="layout" draw:type="line" svg:x1="12.915cm" svg:y1="7.695cm" svg:x2="13.17cm" svg:y2="7.505cm" draw:start-shape="id90" draw:start-glue-point="11" draw:end-shape="id91" draw:end-glue-point="7" svg:d="M12915 7695l255-190" svg:viewBox="0 0 256 191">
          <text:p/>
        </draw:connector>
        <draw:connector draw:style-name="gr3" draw:text-style-name="P3" draw:layer="layout" draw:type="line" svg:x1="13.35cm" svg:y1="7.325cm" svg:x2="13.475cm" svg:y2="7.07cm" draw:start-shape="id91" draw:start-glue-point="11" draw:end-shape="id92" draw:end-glue-point="7" svg:d="M13350 7325l125-255" svg:viewBox="0 0 126 256">
          <text:p/>
        </draw:connector>
        <draw:connector draw:style-name="gr3" draw:text-style-name="P3" draw:layer="layout" draw:type="line" svg:x1="13.655cm" svg:y1="6.89cm" svg:x2="13.78cm" svg:y2="6.235cm" draw:start-shape="id92" draw:start-glue-point="11" draw:end-shape="id93" draw:end-glue-point="7" svg:d="M13655 6890l125-655" svg:viewBox="0 0 126 656">
          <text:p/>
        </draw:connector>
        <draw:connector draw:style-name="gr3" draw:text-style-name="P3" draw:layer="layout" draw:type="line" svg:x1="13.35cm" svg:y1="8.595cm" svg:x2="13.475cm" svg:y2="8.34cm" draw:start-shape="id94" draw:start-glue-point="11" draw:end-shape="id95" draw:end-glue-point="7" svg:d="M13350 8595l125-255" svg:viewBox="0 0 126 256">
          <text:p/>
        </draw:connector>
        <draw:connector draw:style-name="gr3" draw:text-style-name="P3" draw:layer="layout" draw:type="line" svg:x1="13.655cm" svg:y1="8.16cm" svg:x2="13.78cm" svg:y2="7.505cm" draw:start-shape="id95" draw:start-glue-point="11" draw:end-shape="id96" draw:end-glue-point="7" svg:d="M13655 8160l125-655" svg:viewBox="0 0 126 656">
          <text:p/>
        </draw:connector>
        <draw:connector draw:style-name="gr3" draw:text-style-name="P3" draw:layer="layout" draw:type="line" svg:x1="13.948cm" svg:y1="7.325cm" svg:x2="14.191cm" svg:y2="6.605cm" draw:end-shape="id97" draw:end-glue-point="7" svg:d="M13948 7325l243-720" svg:viewBox="0 0 244 721">
          <text:p/>
        </draw:connector>
        <draw:connector draw:style-name="gr3" draw:text-style-name="P3" draw:layer="layout" draw:type="line" svg:x1="13.948cm" svg:y1="8.595cm" svg:x2="14.191cm" svg:y2="7.875cm" draw:end-shape="id98" draw:end-glue-point="7" svg:d="M13948 8595l243-720" svg:viewBox="0 0 244 721">
          <text:p/>
        </draw:connector>
        <draw:connector draw:style-name="gr3" draw:text-style-name="P3" draw:layer="layout" draw:type="line" svg:x1="14.371cm" svg:y1="7.695cm" svg:x2="14.496cm" svg:y2="7.04cm" draw:start-shape="id98" draw:start-glue-point="11" draw:end-shape="id99" draw:end-glue-point="7" svg:d="M14371 7695l125-655" svg:viewBox="0 0 126 656">
          <text:p/>
        </draw:connector>
        <draw:connector draw:style-name="gr3" draw:text-style-name="P3" draw:layer="layout" draw:type="line" svg:x1="14.676cm" svg:y1="8.13cm" svg:x2="14.801cm" svg:y2="7.875cm" draw:start-shape="id100" draw:start-glue-point="11" draw:end-shape="id101" draw:end-glue-point="7" svg:d="M14676 8130l125-255" svg:viewBox="0 0 126 256">
          <text:p/>
        </draw:connector>
        <draw:connector draw:style-name="gr3" draw:text-style-name="P3" draw:layer="layout" draw:type="line" svg:x1="14.981cm" svg:y1="7.695cm" svg:x2="15.236cm" svg:y2="7.505cm" draw:start-shape="id101" draw:start-glue-point="11" draw:end-shape="id102" draw:end-glue-point="7" svg:d="M14981 7695l255-190" svg:viewBox="0 0 256 191">
          <text:p/>
        </draw:connector>
        <draw:connector draw:style-name="gr3" draw:text-style-name="P3" draw:layer="layout" draw:type="line" svg:x1="15.416cm" svg:y1="7.325cm" svg:x2="15.541cm" svg:y2="7.07cm" draw:start-shape="id102" draw:start-glue-point="11" draw:end-shape="id103" draw:end-glue-point="7" svg:d="M15416 7325l125-255" svg:viewBox="0 0 126 256">
          <text:p/>
        </draw:connector>
        <draw:connector draw:style-name="gr3" draw:text-style-name="P3" draw:layer="layout" draw:type="line" svg:x1="15.721cm" svg:y1="6.89cm" svg:x2="15.846cm" svg:y2="6.235cm" draw:start-shape="id103" draw:start-glue-point="11" draw:end-shape="id104" draw:end-glue-point="7" svg:d="M15721 6890l125-655" svg:viewBox="0 0 126 656">
          <text:p/>
        </draw:connector>
        <draw:connector draw:style-name="gr3" draw:text-style-name="P3" draw:layer="layout" draw:type="line" svg:x1="16.026cm" svg:y1="6.055cm" svg:x2="16.281cm" svg:y2="5.335cm" draw:start-shape="id104" draw:start-glue-point="11" draw:end-shape="id105" draw:end-glue-point="7" svg:d="M16026 6055l255-720" svg:viewBox="0 0 256 721">
          <text:p/>
        </draw:connector>
        <draw:connector draw:style-name="gr3" draw:text-style-name="P3" draw:layer="layout" draw:type="line" svg:x1="16.461cm" svg:y1="5.155cm" svg:x2="16.586cm" svg:y2="4.5cm" draw:start-shape="id105" draw:start-glue-point="11" draw:end-shape="id106" draw:end-glue-point="7" svg:d="M16461 5155l125-655" svg:viewBox="0 0 126 656">
          <text:p/>
        </draw:connector>
        <draw:connector draw:style-name="gr3" draw:text-style-name="P3" draw:layer="layout" draw:type="line" svg:x1="15.416cm" svg:y1="8.595cm" svg:x2="15.541cm" svg:y2="8.34cm" draw:start-shape="id107" draw:start-glue-point="11" draw:end-shape="id108" draw:end-glue-point="7" svg:d="M15416 8595l125-255" svg:viewBox="0 0 126 256">
          <text:p/>
        </draw:connector>
        <draw:connector draw:style-name="gr3" draw:text-style-name="P3" draw:layer="layout" draw:type="line" svg:x1="15.721cm" svg:y1="8.16cm" svg:x2="15.846cm" svg:y2="7.505cm" draw:start-shape="id108" draw:start-glue-point="11" draw:end-shape="id109" draw:end-glue-point="7" svg:d="M15721 8160l125-655" svg:viewBox="0 0 126 656">
          <text:p/>
        </draw:connector>
        <draw:connector draw:style-name="gr3" draw:text-style-name="P3" draw:layer="layout" draw:type="line" svg:x1="16.026cm" svg:y1="7.325cm" svg:x2="16.281cm" svg:y2="6.605cm" draw:start-shape="id109" draw:start-glue-point="11" draw:end-shape="id110" draw:end-glue-point="7" svg:d="M16026 7325l255-720" svg:viewBox="0 0 256 721">
          <text:p/>
        </draw:connector>
        <draw:connector draw:style-name="gr3" draw:text-style-name="P3" draw:layer="layout" draw:type="line" svg:x1="16.461cm" svg:y1="6.425cm" svg:x2="16.586cm" svg:y2="5.77cm" draw:start-shape="id110" draw:start-glue-point="11" draw:end-shape="id111" draw:end-glue-point="7" svg:d="M16461 6425l125-655" svg:viewBox="0 0 126 656">
          <text:p/>
        </draw:connector>
        <draw:connector draw:style-name="gr3" draw:text-style-name="P3" draw:layer="layout" draw:type="line" svg:x1="16.026cm" svg:y1="8.595cm" svg:x2="16.281cm" svg:y2="7.875cm" draw:start-shape="id112" draw:start-glue-point="11" draw:end-shape="id113" draw:end-glue-point="7" svg:d="M16026 8595l255-720" svg:viewBox="0 0 256 721">
          <text:p/>
        </draw:connector>
        <draw:connector draw:style-name="gr3" draw:text-style-name="P3" draw:layer="layout" draw:type="line" svg:x1="16.461cm" svg:y1="7.695cm" svg:x2="16.586cm" svg:y2="7.04cm" draw:start-shape="id113" draw:start-glue-point="11" draw:end-shape="id114" draw:end-glue-point="7" svg:d="M16461 7695l125-655" svg:viewBox="0 0 126 656">
          <text:p/>
        </draw:connector>
        <draw:connector draw:style-name="gr3" draw:text-style-name="P3" draw:layer="layout" draw:type="line" svg:x1="14.676cm" svg:y1="6.86cm" svg:x2="14.801cm" svg:y2="6.605cm" draw:start-shape="id99" draw:start-glue-point="11" draw:end-shape="id115" draw:end-glue-point="7" svg:d="M14676 6860l125-255" svg:viewBox="0 0 126 256">
          <text:p/>
        </draw:connector>
        <draw:connector draw:style-name="gr3" draw:text-style-name="P3" draw:layer="layout" draw:type="line" svg:x1="14.981cm" svg:y1="6.425cm" svg:x2="15.236cm" svg:y2="6.235cm" draw:start-shape="id115" draw:start-glue-point="11" draw:end-shape="id116" draw:end-glue-point="7" svg:d="M14981 6425l255-190" svg:viewBox="0 0 256 191">
          <text:p/>
        </draw:connector>
        <draw:connector draw:style-name="gr3" draw:text-style-name="P3" draw:layer="layout" draw:type="line" svg:x1="15.416cm" svg:y1="6.055cm" svg:x2="15.541cm" svg:y2="5.8cm" draw:start-shape="id116" draw:start-glue-point="11" draw:end-shape="id117" draw:end-glue-point="7" svg:d="M15416 6055l125-255" svg:viewBox="0 0 126 256">
          <text:p/>
        </draw:connector>
        <draw:connector draw:style-name="gr3" draw:text-style-name="P3" draw:layer="layout" draw:type="line" svg:x1="15.846cm" svg:y1="4.965cm" svg:x2="15.721cm" svg:y2="5.62cm" draw:start-shape="id118" draw:start-glue-point="7" draw:end-shape="id117" draw:end-glue-point="11" svg:d="M15846 4965l-125 655" svg:viewBox="0 0 126 656">
          <text:p/>
        </draw:connector>
        <draw:connector draw:style-name="gr3" draw:text-style-name="P3" draw:layer="layout" draw:type="line" svg:x1="14.371cm" svg:y1="6.425cm" svg:x2="14.496cm" svg:y2="5.77cm" draw:start-shape="id97" draw:start-glue-point="11" draw:end-shape="id119" draw:end-glue-point="7" svg:d="M14371 6425l125-655" svg:viewBox="0 0 126 656">
          <text:p/>
        </draw:connector>
        <draw:connector draw:style-name="gr3" draw:text-style-name="P3" draw:layer="layout" draw:type="line" svg:x1="14.676cm" svg:y1="5.59cm" svg:x2="14.801cm" svg:y2="5.335cm" draw:start-shape="id119" draw:start-glue-point="11" draw:end-shape="id120" draw:end-glue-point="7" svg:d="M14676 5590l125-255" svg:viewBox="0 0 126 256">
          <text:p/>
        </draw:connector>
        <draw:connector draw:style-name="gr3" draw:text-style-name="P3" draw:layer="layout" draw:type="line" svg:x1="14.981cm" svg:y1="5.155cm" svg:x2="15.236cm" svg:y2="4.965cm" draw:start-shape="id120" draw:start-glue-point="11" draw:end-shape="id121" draw:end-glue-point="7" svg:d="M14981 5155l255-190" svg:viewBox="0 0 256 191">
          <text:p/>
        </draw:connector>
        <draw:connector draw:style-name="gr3" draw:text-style-name="P3" draw:layer="layout" draw:type="line" svg:x1="15.416cm" svg:y1="4.785cm" svg:x2="15.541cm" svg:y2="4.53cm" draw:start-shape="id121" draw:start-glue-point="11" draw:end-shape="id122" draw:end-glue-point="7" svg:d="M15416 4785l125-255" svg:viewBox="0 0 126 256">
          <text:p/>
        </draw:connector>
        <draw:connector draw:style-name="gr3" draw:text-style-name="P3" draw:layer="layout" draw:type="line" svg:x1="13.948cm" svg:y1="6.055cm" svg:x2="14.191cm" svg:y2="5.335cm" draw:end-shape="id123" draw:end-glue-point="7" svg:d="M13948 6055l243-720" svg:viewBox="0 0 244 721">
          <text:p/>
        </draw:connector>
        <draw:connector draw:style-name="gr3" draw:text-style-name="P3" draw:layer="layout" draw:type="line" svg:x1="14.371cm" svg:y1="5.155cm" svg:x2="14.496cm" svg:y2="4.5cm" draw:start-shape="id123" draw:start-glue-point="11" draw:end-shape="id124" draw:end-glue-point="7" svg:d="M14371 5155l125-655" svg:viewBox="0 0 126 656">
          <text:p/>
        </draw:connector>
        <draw:connector draw:style-name="gr3" draw:text-style-name="P3" draw:layer="layout" draw:type="line" svg:x1="14.676cm" svg:y1="4.32cm" svg:x2="14.801cm" svg:y2="4.065cm" draw:start-shape="id124" draw:start-glue-point="11" draw:end-shape="id125" draw:end-glue-point="7" svg:d="M14676 4320l125-255" svg:viewBox="0 0 126 256">
          <text:p/>
        </draw:connector>
        <draw:connector draw:style-name="gr3" draw:text-style-name="P3" draw:layer="layout" draw:type="line" svg:x1="14.371cm" svg:y1="3.885cm" svg:x2="14.496cm" svg:y2="3.23cm" draw:start-shape="id88" draw:start-glue-point="11" draw:end-shape="id126" draw:end-glue-point="7" svg:d="M14371 3885l125-655" svg:viewBox="0 0 126 656">
          <text:p/>
        </draw:connector>
        <draw:connector draw:style-name="gr3" draw:text-style-name="P3" draw:layer="layout" draw:type="line" svg:x1="14.981cm" svg:y1="3.885cm" svg:x2="15.236cm" svg:y2="3.695cm" draw:start-shape="id125" draw:start-glue-point="11" draw:end-shape="id127" draw:end-glue-point="7" svg:d="M14981 3885l255-190" svg:viewBox="0 0 256 191">
          <text:p/>
        </draw:connector>
        <draw:connector draw:style-name="gr3" draw:text-style-name="P3" draw:layer="layout" draw:type="line" svg:x1="15.416cm" svg:y1="3.515cm" svg:x2="15.541cm" svg:y2="3.26cm" draw:start-shape="id127" draw:start-glue-point="11" draw:end-shape="id128" draw:end-glue-point="7" svg:d="M15416 3515l125-255" svg:viewBox="0 0 126 256">
          <text:p/>
        </draw:connector>
        <draw:connector draw:style-name="gr3" draw:text-style-name="P3" draw:layer="layout" draw:type="line" svg:x1="15.721cm" svg:y1="3.08cm" svg:x2="15.846cm" svg:y2="2.425cm" draw:start-shape="id128" draw:start-glue-point="11" draw:end-shape="id129" draw:end-glue-point="7" svg:d="M15721 3080l125-655" svg:viewBox="0 0 126 656">
          <text:p/>
        </draw:connector>
        <draw:connector draw:style-name="gr3" draw:text-style-name="P3" draw:layer="layout" draw:type="line" svg:x1="16.026cm" svg:y1="2.245cm" svg:x2="16.281cm" svg:y2="1.525cm" draw:start-shape="id129" draw:start-glue-point="11" draw:end-shape="id130" draw:end-glue-point="7" svg:d="M16026 2245l255-720" svg:viewBox="0 0 256 721">
          <text:p/>
        </draw:connector>
        <draw:connector draw:style-name="gr3" draw:text-style-name="P3" draw:layer="layout" draw:type="line" svg:x1="15.721cm" svg:y1="4.35cm" svg:x2="15.846cm" svg:y2="3.695cm" draw:start-shape="id122" draw:start-glue-point="11" draw:end-shape="id131" draw:end-glue-point="7" svg:d="M15721 4350l125-655" svg:viewBox="0 0 126 656">
          <text:p/>
        </draw:connector>
        <draw:connector draw:style-name="gr3" draw:text-style-name="P3" draw:layer="layout" draw:type="line" svg:x1="16.026cm" svg:y1="4.785cm" svg:x2="16.281cm" svg:y2="4.065cm" draw:start-shape="id118" draw:start-glue-point="11" draw:end-shape="id132" draw:end-glue-point="7" svg:d="M16026 4785l255-720" svg:viewBox="0 0 256 721">
          <text:p/>
        </draw:connector>
        <draw:connector draw:style-name="gr3" draw:text-style-name="P3" draw:layer="layout" draw:type="line" svg:x1="16.026cm" svg:y1="3.515cm" svg:x2="16.281cm" svg:y2="2.795cm" draw:start-shape="id131" draw:start-glue-point="11" draw:end-shape="id133" draw:end-glue-point="7" svg:d="M16026 3515l255-720" svg:viewBox="0 0 256 721">
          <text:p/>
        </draw:connector>
        <draw:connector draw:style-name="gr3" draw:text-style-name="P3" draw:layer="layout" draw:type="line" svg:x1="16.461cm" svg:y1="3.885cm" svg:x2="16.586cm" svg:y2="3.23cm" draw:start-shape="id132" draw:start-glue-point="11" draw:end-shape="id134" draw:end-glue-point="7" svg:d="M16461 3885l125-655" svg:viewBox="0 0 126 656">
          <text:p/>
        </draw:connector>
        <draw:connector draw:style-name="gr3" draw:text-style-name="P3" draw:layer="layout" draw:type="line" svg:x1="16.586cm" svg:y1="1.96cm" svg:x2="16.461cm" svg:y2="2.615cm" draw:start-shape="id135" draw:start-glue-point="7" draw:end-shape="id133" draw:end-glue-point="11" svg:d="M16586 1960l-125 655" svg:viewBox="0 0 126 656">
          <text:p/>
        </draw:connector>
        <draw:connector draw:style-name="gr3" draw:text-style-name="P3" draw:layer="layout" draw:type="line" svg:x1="15.541cm" svg:y1="1.99cm" svg:x2="15.416cm" svg:y2="2.245cm" draw:start-shape="id136" draw:start-glue-point="7" draw:end-shape="id137" draw:end-glue-point="11" svg:d="M15541 1990l-125 255" svg:viewBox="0 0 126 256">
          <text:p/>
        </draw:connector>
        <draw:connector draw:style-name="gr3" draw:text-style-name="P3" draw:layer="layout" draw:type="line" svg:x1="15.236cm" svg:y1="2.425cm" svg:x2="14.981cm" svg:y2="2.615cm" draw:start-shape="id137" draw:start-glue-point="7" draw:end-shape="id138" draw:end-glue-point="11" svg:d="M15236 2425l-255 190" svg:viewBox="0 0 256 191">
          <text:p/>
        </draw:connector>
        <draw:connector draw:style-name="gr3" draw:text-style-name="P3" draw:layer="layout" draw:type="line" svg:x1="14.801cm" svg:y1="2.795cm" svg:x2="14.676cm" svg:y2="3.05cm" draw:start-shape="id138" draw:start-glue-point="7" draw:end-shape="id126" draw:end-glue-point="11" svg:d="M14801 2795l-125 255" svg:viewBox="0 0 126 256">
          <text:p/>
        </draw:connector>
        <draw:connector draw:style-name="gr3" draw:text-style-name="P3" draw:layer="layout" draw:type="line" svg:x1="13.948cm" svg:y1="3.515cm" svg:x2="14.191cm" svg:y2="2.795cm" draw:end-shape="id139" draw:end-glue-point="7" svg:d="M13948 3515l243-720" svg:viewBox="0 0 244 721">
          <text:p/>
        </draw:connector>
        <draw:connector draw:style-name="gr3" draw:text-style-name="P3" draw:layer="layout" draw:type="line" svg:x1="14.371cm" svg:y1="2.615cm" svg:x2="14.496cm" svg:y2="1.96cm" draw:start-shape="id139" draw:start-glue-point="11" draw:end-shape="id140" draw:end-glue-point="7" svg:d="M14371 2615l125-655" svg:viewBox="0 0 126 656">
          <text:p/>
        </draw:connector>
        <draw:connector draw:style-name="gr3" draw:text-style-name="P3" draw:layer="layout" draw:type="line" svg:x1="14.676cm" svg:y1="1.78cm" svg:x2="14.801cm" svg:y2="1.525cm" draw:start-shape="id140" draw:start-glue-point="11" draw:end-shape="id141" draw:end-glue-point="7" svg:d="M14676 1780l125-255" svg:viewBox="0 0 126 256">
          <text:p/>
        </draw:connector>
        <draw:connector draw:style-name="gr3" draw:text-style-name="P3" draw:layer="layout" draw:type="line" svg:x1="14.191cm" svg:y1="1.525cm" svg:x2="13.948cm" svg:y2="2.245cm" draw:start-shape="id142" draw:start-glue-point="7" svg:d="M14191 1525l-243 720" svg:viewBox="0 0 244 721">
          <text:p/>
        </draw:connector>
        <draw:connector draw:style-name="gr3" draw:text-style-name="P3" draw:layer="layout" draw:type="line" svg:x1="13.78cm" svg:y1="2.425cm" svg:x2="13.655cm" svg:y2="3.08cm" draw:start-shape="id143" draw:start-glue-point="7" draw:end-shape="id76" draw:end-glue-point="11" svg:d="M13780 2425l-125 655" svg:viewBox="0 0 126 656">
          <text:p/>
        </draw:connector>
        <draw:connector draw:style-name="gr3" draw:text-style-name="P3" draw:layer="layout" draw:type="line" svg:x1="12.915cm" svg:y1="2.615cm" svg:x2="13.17cm" svg:y2="2.425cm" draw:start-shape="id71" draw:start-glue-point="11" draw:end-shape="id144" draw:end-glue-point="7" svg:d="M12915 2615l255-190" svg:viewBox="0 0 256 191">
          <text:p/>
        </draw:connector>
        <draw:connector draw:style-name="gr3" draw:text-style-name="P3" draw:layer="layout" draw:type="line" svg:x1="13.35cm" svg:y1="2.245cm" svg:x2="13.475cm" svg:y2="1.99cm" draw:start-shape="id144" draw:start-glue-point="11" draw:end-shape="id145" draw:end-glue-point="7" svg:d="M13350 2245l125-255" svg:viewBox="0 0 126 256">
          <text:p/>
        </draw:connector>
        <draw:connector draw:style-name="gr3" draw:text-style-name="P3" draw:layer="layout" draw:type="line" svg:x1="12.735cm" svg:y1="1.525cm" svg:x2="12.61cm" svg:y2="1.78cm" draw:start-shape="id146" draw:start-glue-point="7" draw:end-shape="id147" draw:end-glue-point="11" svg:d="M12735 1525l-125 255" svg:viewBox="0 0 126 256">
          <text:p/>
        </draw:connector>
        <draw:connector draw:style-name="gr3" draw:text-style-name="P3" draw:layer="layout" draw:type="line" svg:x1="11.596cm" svg:y1="3.08cm" svg:x2="11.721cm" svg:y2="2.425cm" draw:start-shape="id66" draw:start-glue-point="11" draw:end-shape="id148" draw:end-glue-point="7" svg:d="M11596 3080l125-655" svg:viewBox="0 0 126 656">
          <text:p/>
        </draw:connector>
        <draw:connector draw:style-name="gr3" draw:text-style-name="P3" draw:layer="layout" draw:type="line" svg:x1="11.901cm" svg:y1="2.245cm" svg:x2="12.151cm" svg:y2="1.525cm" draw:start-shape="id148" draw:start-glue-point="11" svg:d="M11901 2245l250-720" svg:viewBox="0 0 251 721">
          <text:p/>
        </draw:connector>
        <draw:connector draw:style-name="gr3" draw:text-style-name="P3" draw:layer="layout" draw:type="line" svg:x1="12.305cm" svg:y1="2.615cm" svg:x2="12.445cm" svg:y2="1.96cm" draw:start-shape="id149" draw:start-glue-point="11" svg:d="M12305 2615l140-655" svg:viewBox="0 0 141 656">
          <text:p/>
        </draw:connector>
        <draw:connector draw:style-name="gr4" draw:text-style-name="P3" draw:layer="layout" draw:type="line" svg:x1="8.177cm" svg:y1="1.525cm" svg:x2="8.302cm" svg:y2="1.78cm" draw:start-shape="id150" draw:start-glue-point="9" draw:end-shape="id28" draw:end-glue-point="5" svg:d="M8177 1525l125 255" svg:viewBox="0 0 126 256">
          <text:p/>
        </draw:connector>
        <draw:connector draw:style-name="gr4" draw:text-style-name="P3" draw:layer="layout" draw:type="line" svg:x1="8.482cm" svg:y1="1.96cm" svg:x2="8.607cm" svg:y2="2.615cm" draw:start-shape="id28" draw:start-glue-point="9" draw:end-shape="id26" draw:end-glue-point="5" svg:d="M8482 1960l125 655" svg:viewBox="0 0 126 656">
          <text:p/>
        </draw:connector>
        <draw:connector draw:style-name="gr4" draw:text-style-name="P3" draw:layer="layout" draw:type="line" svg:x1="8.787cm" svg:y1="2.795cm" svg:x2="9.042cm" svg:y2="3.515cm" draw:start-shape="id26" draw:start-glue-point="9" draw:end-shape="id22" draw:end-glue-point="5" svg:d="M8787 2795l255 720" svg:viewBox="0 0 256 721">
          <text:p/>
        </draw:connector>
        <draw:connector draw:style-name="gr4" draw:text-style-name="P3" draw:layer="layout" draw:type="line" svg:x1="8.177cm" svg:y1="2.795cm" svg:x2="8.302cm" svg:y2="3.05cm" draw:start-shape="id27" draw:start-glue-point="9" draw:end-shape="id20" draw:end-glue-point="5" svg:d="M8177 2795l125 255" svg:viewBox="0 0 126 256">
          <text:p/>
        </draw:connector>
        <draw:connector draw:style-name="gr4" draw:text-style-name="P3" draw:layer="layout" draw:type="line" svg:x1="8.482cm" svg:y1="3.23cm" svg:x2="8.607cm" svg:y2="3.885cm" draw:start-shape="id20" draw:start-glue-point="9" draw:end-shape="id21" draw:end-glue-point="5" svg:d="M8482 3230l125 655" svg:viewBox="0 0 126 656">
          <text:p/>
        </draw:connector>
        <draw:connector draw:style-name="gr4" draw:text-style-name="P3" draw:layer="layout" draw:type="line" svg:x1="8.787cm" svg:y1="1.525cm" svg:x2="9.042cm" svg:y2="2.245cm" draw:start-shape="id30" draw:start-glue-point="9" draw:end-shape="id29" draw:end-glue-point="5" svg:d="M8787 1525l255 720" svg:viewBox="0 0 256 721">
          <text:p/>
        </draw:connector>
        <draw:connector draw:style-name="gr4" draw:text-style-name="P3" draw:layer="layout" draw:type="line" svg:x1="9.222cm" svg:y1="2.425cm" svg:x2="9.347cm" svg:y2="3.08cm" draw:start-shape="id29" draw:start-glue-point="9" draw:end-shape="id25" draw:end-glue-point="5" svg:d="M9222 2425l125 655" svg:viewBox="0 0 126 656">
          <text:p/>
        </draw:connector>
        <draw:connector draw:style-name="gr4" draw:text-style-name="P3" draw:layer="layout" draw:type="line" svg:x1="9.527cm" svg:y1="3.26cm" svg:x2="9.652cm" svg:y2="3.515cm" draw:start-shape="id25" draw:start-glue-point="9" draw:end-shape="id24" draw:end-glue-point="5" svg:d="M9527 3260l125 255" svg:viewBox="0 0 126 256">
          <text:p/>
        </draw:connector>
        <draw:connector draw:style-name="gr4" draw:text-style-name="P3" draw:layer="layout" draw:type="line" svg:x1="9.527cm" svg:y1="1.99cm" svg:x2="9.652cm" svg:y2="2.245cm" draw:start-shape="id31" draw:start-glue-point="9" draw:end-shape="id32" draw:end-glue-point="5" svg:d="M9527 1990l125 255" svg:viewBox="0 0 126 256">
          <text:p/>
        </draw:connector>
        <draw:connector draw:style-name="gr4" draw:text-style-name="P3" draw:layer="layout" draw:type="line" svg:x1="9.832cm" svg:y1="2.425cm" svg:x2="10.08cm" svg:y2="2.615cm" draw:start-shape="id32" draw:start-glue-point="9" svg:d="M9832 2425l248 190" svg:viewBox="0 0 249 191">
          <text:p/>
        </draw:connector>
        <draw:connector draw:style-name="gr4" draw:text-style-name="P3" draw:layer="layout" draw:type="line" svg:x1="10.246cm" svg:y1="2.795cm" svg:x2="10.371cm" svg:y2="3.05cm" draw:start-shape="id33" draw:start-glue-point="9" draw:end-shape="id36" draw:end-glue-point="5" svg:d="M10246 2795l125 255" svg:viewBox="0 0 126 256">
          <text:p/>
        </draw:connector>
        <draw:connector draw:style-name="gr4" draw:text-style-name="P3" draw:layer="layout" draw:type="line" svg:x1="10.246cm" svg:y1="1.525cm" svg:x2="10.371cm" svg:y2="1.78cm" draw:start-shape="id151" draw:start-glue-point="9" draw:end-shape="id34" draw:end-glue-point="5" svg:d="M10246 1525l125 255" svg:viewBox="0 0 126 256">
          <text:p/>
        </draw:connector>
        <draw:connector draw:style-name="gr4" draw:text-style-name="P3" draw:layer="layout" draw:type="line" svg:x1="10.551cm" svg:y1="1.96cm" svg:x2="10.691cm" svg:y2="2.615cm" draw:start-shape="id34" draw:start-glue-point="9" svg:d="M10551 1960l140 655" svg:viewBox="0 0 141 656">
          <text:p/>
        </draw:connector>
        <draw:connector draw:style-name="gr4" draw:text-style-name="P3" draw:layer="layout" draw:type="line" svg:x1="9.222cm" svg:y1="3.695cm" svg:x2="9.347cm" svg:y2="4.35cm" draw:start-shape="id22" draw:start-glue-point="9" draw:end-shape="id23" draw:end-glue-point="5" svg:d="M9222 3695l125 655" svg:viewBox="0 0 126 656">
          <text:p/>
        </draw:connector>
        <draw:connector draw:style-name="gr4" draw:text-style-name="P3" draw:layer="layout" draw:type="line" svg:x1="8.787cm" svg:y1="4.065cm" svg:x2="9.042cm" svg:y2="4.785cm" draw:start-shape="id21" draw:start-glue-point="9" draw:end-shape="id16" draw:end-glue-point="5" svg:d="M8787 4065l255 720" svg:viewBox="0 0 256 721">
          <text:p/>
        </draw:connector>
        <draw:connector draw:style-name="gr4" draw:text-style-name="P3" draw:layer="layout" draw:type="line" svg:x1="8.177cm" svg:y1="4.065cm" svg:x2="8.302cm" svg:y2="4.32cm" draw:start-shape="id19" draw:start-glue-point="9" draw:end-shape="id18" draw:end-glue-point="5" svg:d="M8177 4065l125 255" svg:viewBox="0 0 126 256">
          <text:p/>
        </draw:connector>
        <draw:connector draw:style-name="gr4" draw:text-style-name="P3" draw:layer="layout" draw:type="line" svg:x1="8.482cm" svg:y1="4.5cm" svg:x2="8.607cm" svg:y2="5.155cm" draw:start-shape="id18" draw:start-glue-point="9" draw:end-shape="id15" draw:end-glue-point="5" svg:d="M8482 4500l125 655" svg:viewBox="0 0 126 656">
          <text:p/>
        </draw:connector>
        <draw:connector draw:style-name="gr4" draw:text-style-name="P3" draw:layer="layout" draw:type="line" svg:x1="8.177cm" svg:y1="5.335cm" svg:x2="8.302cm" svg:y2="5.59cm" draw:start-shape="id17" draw:start-glue-point="9" draw:end-shape="id14" draw:end-glue-point="5" svg:d="M8177 5335l125 255" svg:viewBox="0 0 126 256">
          <text:p/>
        </draw:connector>
        <draw:connector draw:style-name="gr4" draw:text-style-name="P3" draw:layer="layout" draw:type="line" svg:x1="8.482cm" svg:y1="5.77cm" svg:x2="8.607cm" svg:y2="6.425cm" draw:start-shape="id14" draw:start-glue-point="9" draw:end-shape="id9" draw:end-glue-point="5" svg:d="M8482 5770l125 655" svg:viewBox="0 0 126 656">
          <text:p/>
        </draw:connector>
        <draw:connector draw:style-name="gr4" draw:text-style-name="P3" draw:layer="layout" draw:type="line" svg:x1="8.787cm" svg:y1="5.335cm" svg:x2="9.042cm" svg:y2="6.055cm" draw:start-shape="id15" draw:start-glue-point="9" draw:end-shape="id10" draw:end-glue-point="5" svg:d="M8787 5335l255 720" svg:viewBox="0 0 256 721">
          <text:p/>
        </draw:connector>
        <draw:connector draw:style-name="gr4" draw:text-style-name="P3" draw:layer="layout" draw:type="line" svg:x1="9.222cm" svg:y1="4.965cm" svg:x2="9.347cm" svg:y2="5.62cm" draw:start-shape="id16" draw:start-glue-point="9" draw:end-shape="id11" draw:end-glue-point="5" svg:d="M9222 4965l125 655" svg:viewBox="0 0 126 656">
          <text:p/>
        </draw:connector>
        <draw:connector draw:style-name="gr4" draw:text-style-name="P3" draw:layer="layout" draw:type="line" svg:x1="9.527cm" svg:y1="4.53cm" svg:x2="9.652cm" svg:y2="4.785cm" draw:start-shape="id23" draw:start-glue-point="9" draw:end-shape="id12" draw:end-glue-point="5" svg:d="M9527 4530l125 255" svg:viewBox="0 0 126 256">
          <text:p/>
        </draw:connector>
        <draw:connector draw:style-name="gr4" draw:text-style-name="P3" draw:layer="layout" draw:type="line" svg:x1="9.832cm" svg:y1="4.965cm" svg:x2="10.08cm" svg:y2="5.155cm" draw:start-shape="id12" draw:start-glue-point="9" svg:d="M9832 4965l248 190" svg:viewBox="0 0 249 191">
          <text:p/>
        </draw:connector>
        <draw:connector draw:style-name="gr4" draw:text-style-name="P3" draw:layer="layout" draw:type="line" svg:x1="10.246cm" svg:y1="5.335cm" svg:x2="10.371cm" svg:y2="5.59cm" draw:start-shape="id6" draw:start-glue-point="9" draw:end-shape="id44" draw:end-glue-point="5" svg:d="M10246 5335l125 255" svg:viewBox="0 0 126 256">
          <text:p/>
        </draw:connector>
        <draw:connector draw:style-name="gr4" draw:text-style-name="P3" draw:layer="layout" draw:type="line" svg:x1="10.551cm" svg:y1="5.77cm" svg:x2="10.691cm" svg:y2="6.425cm" draw:start-shape="id44" draw:start-glue-point="9" svg:d="M10551 5770l140 655" svg:viewBox="0 0 141 656">
          <text:p/>
        </draw:connector>
        <draw:connector draw:style-name="gr4" draw:text-style-name="P3" draw:layer="layout" draw:type="line" svg:x1="9.527cm" svg:y1="5.8cm" svg:x2="9.652cm" svg:y2="6.055cm" draw:start-shape="id11" draw:start-glue-point="9" draw:end-shape="id5" draw:end-glue-point="5" svg:d="M9527 5800l125 255" svg:viewBox="0 0 126 256">
          <text:p/>
        </draw:connector>
        <draw:connector draw:style-name="gr4" draw:text-style-name="P3" draw:layer="layout" draw:type="line" svg:x1="9.832cm" svg:y1="6.235cm" svg:x2="10.08cm" svg:y2="6.425cm" draw:start-shape="id5" draw:start-glue-point="9" svg:d="M9832 6235l248 190" svg:viewBox="0 0 249 191">
          <text:p/>
        </draw:connector>
        <draw:connector draw:style-name="gr4" draw:text-style-name="P3" draw:layer="layout" draw:type="line" svg:x1="9.222cm" svg:y1="6.235cm" svg:x2="9.347cm" svg:y2="6.89cm" draw:start-shape="id10" draw:start-glue-point="9" draw:end-shape="id4" draw:end-glue-point="5" svg:d="M9222 6235l125 655" svg:viewBox="0 0 126 656">
          <text:p/>
        </draw:connector>
        <draw:connector draw:style-name="gr4" draw:text-style-name="P3" draw:layer="layout" draw:type="line" svg:x1="9.832cm" svg:y1="3.695cm" svg:x2="10.08cm" svg:y2="3.885cm" draw:start-shape="id24" draw:start-glue-point="9" svg:d="M9832 3695l248 190" svg:viewBox="0 0 249 191">
          <text:p/>
        </draw:connector>
        <draw:connector draw:style-name="gr4" draw:text-style-name="P3" draw:layer="layout" draw:type="line" svg:x1="10.246cm" svg:y1="4.065cm" svg:x2="10.371cm" svg:y2="4.32cm" draw:start-shape="id35" draw:start-glue-point="9" draw:end-shape="id7" draw:end-glue-point="5" svg:d="M10246 4065l125 255" svg:viewBox="0 0 126 256">
          <text:p/>
        </draw:connector>
        <draw:connector draw:style-name="gr4" draw:text-style-name="P3" draw:layer="layout" draw:type="line" svg:x1="10.551cm" svg:y1="4.5cm" svg:x2="10.691cm" svg:y2="5.155cm" draw:start-shape="id7" draw:start-glue-point="9" svg:d="M10551 4500l140 655" svg:viewBox="0 0 141 656">
          <text:p/>
        </draw:connector>
        <draw:connector draw:style-name="gr4" draw:text-style-name="P3" draw:layer="layout" draw:type="line" svg:x1="10.856cm" svg:y1="5.335cm" svg:x2="11.111cm" svg:y2="6.055cm" draw:start-shape="id60" draw:start-glue-point="9" draw:end-shape="id49" draw:end-glue-point="5" svg:d="M10856 5335l255 720" svg:viewBox="0 0 256 721">
          <text:p/>
        </draw:connector>
        <draw:connector draw:style-name="gr4" draw:text-style-name="P3" draw:layer="layout" draw:type="line" svg:x1="10.551cm" svg:y1="3.23cm" svg:x2="10.691cm" svg:y2="3.885cm" draw:start-shape="id36" draw:start-glue-point="9" svg:d="M10551 3230l140 655" svg:viewBox="0 0 141 656">
          <text:p/>
        </draw:connector>
        <draw:connector draw:style-name="gr4" draw:text-style-name="P3" draw:layer="layout" draw:type="line" svg:x1="10.856cm" svg:y1="4.065cm" svg:x2="11.111cm" svg:y2="4.785cm" draw:start-shape="id64" draw:start-glue-point="9" draw:end-shape="id61" draw:end-glue-point="5" svg:d="M10856 4065l255 720" svg:viewBox="0 0 256 721">
          <text:p/>
        </draw:connector>
        <draw:connector draw:style-name="gr4" draw:text-style-name="P3" draw:layer="layout" draw:type="line" svg:x1="11.291cm" svg:y1="4.965cm" svg:x2="11.416cm" svg:y2="5.62cm" draw:start-shape="id61" draw:start-glue-point="9" draw:end-shape="id67" draw:end-glue-point="5" svg:d="M11291 4965l125 655" svg:viewBox="0 0 126 656">
          <text:p/>
        </draw:connector>
        <draw:connector draw:style-name="gr4" draw:text-style-name="P3" draw:layer="layout" draw:type="line" svg:x1="11.291cm" svg:y1="6.235cm" svg:x2="11.416cm" svg:y2="6.89cm" draw:start-shape="id49" draw:start-glue-point="9" draw:end-shape="id53" draw:end-glue-point="5" svg:d="M11291 6235l125 655" svg:viewBox="0 0 126 656">
          <text:p/>
        </draw:connector>
        <draw:connector draw:style-name="gr4" draw:text-style-name="P3" draw:layer="layout" draw:type="line" svg:x1="11.596cm" svg:y1="5.8cm" svg:x2="11.721cm" svg:y2="6.055cm" draw:start-shape="id67" draw:start-glue-point="9" draw:end-shape="id54" draw:end-glue-point="5" svg:d="M11596 5800l125 255" svg:viewBox="0 0 126 256">
          <text:p/>
        </draw:connector>
        <draw:connector draw:style-name="gr4" draw:text-style-name="P3" draw:layer="layout" draw:type="line" svg:x1="10.856cm" svg:y1="2.795cm" svg:x2="11.111cm" svg:y2="3.515cm" draw:start-shape="id37" draw:start-glue-point="9" draw:end-shape="id65" draw:end-glue-point="5" svg:d="M10856 2795l255 720" svg:viewBox="0 0 256 721">
          <text:p/>
        </draw:connector>
        <draw:connector draw:style-name="gr4" draw:text-style-name="P3" draw:layer="layout" draw:type="line" svg:x1="11.291cm" svg:y1="3.695cm" svg:x2="11.416cm" svg:y2="4.35cm" draw:start-shape="id65" draw:start-glue-point="9" draw:end-shape="id62" draw:end-glue-point="5" svg:d="M11291 3695l125 655" svg:viewBox="0 0 126 656">
          <text:p/>
        </draw:connector>
        <draw:connector draw:style-name="gr4" draw:text-style-name="P3" draw:layer="layout" draw:type="line" svg:x1="11.596cm" svg:y1="4.53cm" svg:x2="11.721cm" svg:y2="4.785cm" draw:start-shape="id62" draw:start-glue-point="9" draw:end-shape="id68" draw:end-glue-point="5" svg:d="M11596 4530l125 255" svg:viewBox="0 0 126 256">
          <text:p/>
        </draw:connector>
        <draw:connector draw:style-name="gr4" draw:text-style-name="P3" draw:layer="layout" draw:type="line" svg:x1="11.901cm" svg:y1="4.965cm" svg:x2="12.151cm" svg:y2="5.155cm" draw:start-shape="id68" draw:start-glue-point="9" svg:d="M11901 4965l250 190" svg:viewBox="0 0 251 191">
          <text:p/>
        </draw:connector>
        <draw:connector draw:style-name="gr4" draw:text-style-name="P3" draw:layer="layout" draw:type="line" svg:x1="12.305cm" svg:y1="5.335cm" svg:x2="12.445cm" svg:y2="5.59cm" draw:start-shape="id72" draw:start-glue-point="9" svg:d="M12305 5335l140 255" svg:viewBox="0 0 141 256">
          <text:p/>
        </draw:connector>
        <draw:connector draw:style-name="gr4" draw:text-style-name="P3" draw:layer="layout" draw:type="line" svg:x1="11.901cm" svg:y1="6.235cm" svg:x2="12.151cm" svg:y2="6.425cm" draw:start-shape="id54" draw:start-glue-point="9" svg:d="M11901 6235l250 190" svg:viewBox="0 0 251 191">
          <text:p/>
        </draw:connector>
        <draw:connector draw:style-name="gr4" draw:text-style-name="P3" draw:layer="layout" draw:type="line" svg:x1="10.856cm" svg:y1="1.525cm" svg:x2="11.111cm" svg:y2="2.245cm" draw:start-shape="id152" draw:start-glue-point="9" draw:end-shape="id38" draw:end-glue-point="5" svg:d="M10856 1525l255 720" svg:viewBox="0 0 256 721">
          <text:p/>
        </draw:connector>
        <draw:connector draw:style-name="gr4" draw:text-style-name="P3" draw:layer="layout" draw:type="line" svg:x1="11.291cm" svg:y1="2.425cm" svg:x2="11.416cm" svg:y2="3.08cm" draw:start-shape="id38" draw:start-glue-point="9" draw:end-shape="id66" draw:end-glue-point="5" svg:d="M11291 2425l125 655" svg:viewBox="0 0 126 656">
          <text:p/>
        </draw:connector>
        <draw:connector draw:style-name="gr4" draw:text-style-name="P3" draw:layer="layout" draw:type="line" svg:x1="11.596cm" svg:y1="3.26cm" svg:x2="11.721cm" svg:y2="3.515cm" draw:start-shape="id66" draw:start-glue-point="9" draw:end-shape="id63" draw:end-glue-point="5" svg:d="M11596 3260l125 255" svg:viewBox="0 0 126 256">
          <text:p/>
        </draw:connector>
        <draw:connector draw:style-name="gr4" draw:text-style-name="P3" draw:layer="layout" draw:type="line" svg:x1="11.901cm" svg:y1="3.695cm" svg:x2="12.151cm" svg:y2="3.885cm" draw:start-shape="id63" draw:start-glue-point="9" svg:d="M11901 3695l250 190" svg:viewBox="0 0 251 191">
          <text:p/>
        </draw:connector>
        <draw:connector draw:style-name="gr4" draw:text-style-name="P3" draw:layer="layout" draw:type="line" svg:x1="12.305cm" svg:y1="4.065cm" svg:x2="12.445cm" svg:y2="4.32cm" draw:start-shape="id69" draw:start-glue-point="9" svg:d="M12305 4065l140 255" svg:viewBox="0 0 141 256">
          <text:p/>
        </draw:connector>
        <draw:connector draw:style-name="gr4" draw:text-style-name="P3" draw:layer="layout" draw:type="line" svg:x1="12.61cm" svg:y1="4.5cm" svg:x2="12.735cm" svg:y2="5.155cm" draw:start-shape="id73" draw:start-glue-point="9" draw:end-shape="id79" draw:end-glue-point="5" svg:d="M12610 4500l125 655" svg:viewBox="0 0 126 656">
          <text:p/>
        </draw:connector>
        <draw:connector draw:style-name="gr4" draw:text-style-name="P3" draw:layer="layout" draw:type="line" svg:x1="8.177cm" svg:y1="7.875cm" svg:x2="8.302cm" svg:y2="8.13cm" draw:start-shape="id153" draw:start-glue-point="9" draw:end-shape="id1" draw:end-glue-point="5" svg:d="M8177 7875l125 255" svg:viewBox="0 0 126 256">
          <text:p/>
        </draw:connector>
        <draw:connector draw:style-name="gr4" draw:text-style-name="P3" draw:layer="layout" draw:type="line" svg:x1="8.177cm" svg:y1="6.605cm" svg:x2="8.302cm" svg:y2="6.86cm" draw:start-shape="id13" draw:start-glue-point="9" draw:end-shape="id8" draw:end-glue-point="5" svg:d="M8177 6605l125 255" svg:viewBox="0 0 126 256">
          <text:p/>
        </draw:connector>
        <draw:connector draw:style-name="gr4" draw:text-style-name="P3" draw:layer="layout" draw:type="line" svg:x1="8.482cm" svg:y1="7.04cm" svg:x2="8.607cm" svg:y2="7.695cm" draw:start-shape="id8" draw:start-glue-point="9" draw:end-shape="id2" draw:end-glue-point="5" svg:d="M8482 7040l125 655" svg:viewBox="0 0 126 656">
          <text:p/>
        </draw:connector>
        <draw:connector draw:style-name="gr4" draw:text-style-name="P3" draw:layer="layout" draw:type="line" svg:x1="8.787cm" svg:y1="7.875cm" svg:x2="9.042cm" svg:y2="8.595cm" draw:start-shape="id2" draw:start-glue-point="9" draw:end-shape="id40" draw:end-glue-point="5" svg:d="M8787 7875l255 720" svg:viewBox="0 0 256 721">
          <text:p/>
        </draw:connector>
        <draw:connector draw:style-name="gr4" draw:text-style-name="P3" draw:layer="layout" draw:type="line" svg:x1="8.787cm" svg:y1="6.605cm" svg:x2="9.042cm" svg:y2="7.325cm" draw:start-shape="id9" draw:start-glue-point="9" draw:end-shape="id3" draw:end-glue-point="5" svg:d="M8787 6605l255 720" svg:viewBox="0 0 256 721">
          <text:p/>
        </draw:connector>
        <draw:connector draw:style-name="gr4" draw:text-style-name="P3" draw:layer="layout" draw:type="line" svg:x1="9.222cm" svg:y1="7.505cm" svg:x2="9.347cm" svg:y2="8.16cm" draw:start-shape="id3" draw:start-glue-point="9" draw:end-shape="id41" draw:end-glue-point="5" svg:d="M9222 7505l125 655" svg:viewBox="0 0 126 656">
          <text:p/>
        </draw:connector>
        <draw:connector draw:style-name="gr4" draw:text-style-name="P3" draw:layer="layout" draw:type="line" svg:x1="9.527cm" svg:y1="8.34cm" svg:x2="9.652cm" svg:y2="8.595cm" draw:start-shape="id41" draw:start-glue-point="9" draw:end-shape="id45" draw:end-glue-point="5" svg:d="M9527 8340l125 255" svg:viewBox="0 0 126 256">
          <text:p/>
        </draw:connector>
        <draw:connector draw:style-name="gr4" draw:text-style-name="P3" draw:layer="layout" draw:type="line" svg:x1="9.527cm" svg:y1="7.07cm" svg:x2="9.652cm" svg:y2="7.325cm" draw:start-shape="id4" draw:start-glue-point="9" draw:end-shape="id42" draw:end-glue-point="5" svg:d="M9527 7070l125 255" svg:viewBox="0 0 126 256">
          <text:p/>
        </draw:connector>
        <draw:connector draw:style-name="gr4" draw:text-style-name="P3" draw:layer="layout" draw:type="line" svg:x1="9.832cm" svg:y1="7.505cm" svg:x2="10.08cm" svg:y2="7.695cm" draw:start-shape="id42" draw:start-glue-point="9" svg:d="M9832 7505l248 190" svg:viewBox="0 0 249 191">
          <text:p/>
        </draw:connector>
        <draw:connector draw:style-name="gr4" draw:text-style-name="P3" draw:layer="layout" draw:type="line" svg:x1="10.246cm" svg:y1="7.875cm" svg:x2="10.371cm" svg:y2="8.13cm" draw:start-shape="id46" draw:start-glue-point="9" draw:end-shape="id50" draw:end-glue-point="5" svg:d="M10246 7875l125 255" svg:viewBox="0 0 126 256">
          <text:p/>
        </draw:connector>
        <draw:connector draw:style-name="gr4" draw:text-style-name="P3" draw:layer="layout" draw:type="line" svg:x1="10.246cm" svg:y1="6.605cm" svg:x2="10.371cm" svg:y2="6.86cm" draw:start-shape="id43" draw:start-glue-point="9" draw:end-shape="id47" draw:end-glue-point="5" svg:d="M10246 6605l125 255" svg:viewBox="0 0 126 256">
          <text:p/>
        </draw:connector>
        <draw:connector draw:style-name="gr4" draw:text-style-name="P3" draw:layer="layout" draw:type="line" svg:x1="10.551cm" svg:y1="7.04cm" svg:x2="10.691cm" svg:y2="7.695cm" draw:start-shape="id47" draw:start-glue-point="9" svg:d="M10551 7040l140 655" svg:viewBox="0 0 141 656">
          <text:p/>
        </draw:connector>
        <draw:connector draw:style-name="gr4" draw:text-style-name="P3" draw:layer="layout" draw:type="line" svg:x1="10.856cm" svg:y1="7.875cm" svg:x2="11.111cm" svg:y2="8.595cm" draw:start-shape="id51" draw:start-glue-point="9" draw:end-shape="id55" draw:end-glue-point="5" svg:d="M10856 7875l255 720" svg:viewBox="0 0 256 721">
          <text:p/>
        </draw:connector>
        <draw:connector draw:style-name="gr4" draw:text-style-name="P3" draw:layer="layout" draw:type="line" svg:x1="10.856cm" svg:y1="6.605cm" svg:x2="11.111cm" svg:y2="7.325cm" draw:start-shape="id48" draw:start-glue-point="9" draw:end-shape="id52" draw:end-glue-point="5" svg:d="M10856 6605l255 720" svg:viewBox="0 0 256 721">
          <text:p/>
        </draw:connector>
        <draw:connector draw:style-name="gr4" draw:text-style-name="P3" draw:layer="layout" draw:type="line" svg:x1="11.291cm" svg:y1="7.505cm" svg:x2="11.416cm" svg:y2="8.16cm" draw:start-shape="id52" draw:start-glue-point="9" draw:end-shape="id56" draw:end-glue-point="5" svg:d="M11291 7505l125 655" svg:viewBox="0 0 126 656">
          <text:p/>
        </draw:connector>
        <draw:connector draw:style-name="gr4" draw:text-style-name="P3" draw:layer="layout" draw:type="line" svg:x1="11.596cm" svg:y1="8.34cm" svg:x2="11.721cm" svg:y2="8.595cm" draw:start-shape="id56" draw:start-glue-point="9" draw:end-shape="id58" draw:end-glue-point="5" svg:d="M11596 8340l125 255" svg:viewBox="0 0 126 256">
          <text:p/>
        </draw:connector>
        <draw:connector draw:style-name="gr4" draw:text-style-name="P3" draw:layer="layout" draw:type="line" svg:x1="11.596cm" svg:y1="7.07cm" svg:x2="11.721cm" svg:y2="7.325cm" draw:start-shape="id53" draw:start-glue-point="9" draw:end-shape="id57" draw:end-glue-point="5" svg:d="M11596 7070l125 255" svg:viewBox="0 0 126 256">
          <text:p/>
        </draw:connector>
        <draw:connector draw:style-name="gr4" draw:text-style-name="P3" draw:layer="layout" draw:type="line" svg:x1="11.901cm" svg:y1="7.505cm" svg:x2="12.151cm" svg:y2="7.695cm" draw:start-shape="id57" draw:start-glue-point="9" svg:d="M11901 7505l250 190" svg:viewBox="0 0 251 191">
          <text:p/>
        </draw:connector>
        <draw:connector draw:style-name="gr4" draw:text-style-name="P3" draw:layer="layout" draw:type="line" svg:x1="12.305cm" svg:y1="7.875cm" svg:x2="12.445cm" svg:y2="8.13cm" draw:start-shape="id59" draw:start-glue-point="9" svg:d="M12305 7875l140 255" svg:viewBox="0 0 141 256">
          <text:p/>
        </draw:connector>
        <draw:connector draw:style-name="gr4" draw:text-style-name="P3" draw:layer="layout" draw:type="line" svg:x1="12.305cm" svg:y1="6.605cm" svg:x2="12.445cm" svg:y2="6.86cm" draw:start-shape="id77" draw:start-glue-point="9" svg:d="M12305 6605l140 255" svg:viewBox="0 0 141 256">
          <text:p/>
        </draw:connector>
        <draw:connector draw:style-name="gr4" draw:text-style-name="P3" draw:layer="layout" draw:type="line" svg:x1="12.61cm" svg:y1="7.04cm" svg:x2="12.735cm" svg:y2="7.695cm" draw:start-shape="id83" draw:start-glue-point="9" draw:end-shape="id90" draw:end-glue-point="5" svg:d="M12610 7040l125 655" svg:viewBox="0 0 126 656">
          <text:p/>
        </draw:connector>
        <draw:connector draw:style-name="gr4" draw:text-style-name="P3" draw:layer="layout" draw:type="line" svg:x1="12.915cm" svg:y1="7.875cm" svg:x2="13.17cm" svg:y2="8.595cm" draw:start-shape="id90" draw:start-glue-point="9" draw:end-shape="id94" draw:end-glue-point="5" svg:d="M12915 7875l255 720" svg:viewBox="0 0 256 721">
          <text:p/>
        </draw:connector>
        <draw:connector draw:style-name="gr4" draw:text-style-name="P3" draw:layer="layout" draw:type="line" svg:x1="12.61cm" svg:y1="5.77cm" svg:x2="12.735cm" svg:y2="6.425cm" draw:start-shape="id78" draw:start-glue-point="9" draw:end-shape="id84" draw:end-glue-point="5" svg:d="M12610 5770l125 655" svg:viewBox="0 0 126 656">
          <text:p/>
        </draw:connector>
        <draw:connector draw:style-name="gr4" draw:text-style-name="P3" draw:layer="layout" draw:type="line" svg:x1="12.915cm" svg:y1="6.605cm" svg:x2="13.17cm" svg:y2="7.325cm" draw:start-shape="id84" draw:start-glue-point="9" draw:end-shape="id91" draw:end-glue-point="5" svg:d="M12915 6605l255 720" svg:viewBox="0 0 256 721">
          <text:p/>
        </draw:connector>
        <draw:connector draw:style-name="gr4" draw:text-style-name="P3" draw:layer="layout" draw:type="line" svg:x1="13.35cm" svg:y1="7.505cm" svg:x2="13.475cm" svg:y2="8.16cm" draw:start-shape="id91" draw:start-glue-point="9" draw:end-shape="id95" draw:end-glue-point="5" svg:d="M13350 7505l125 655" svg:viewBox="0 0 126 656">
          <text:p/>
        </draw:connector>
        <draw:connector draw:style-name="gr4" draw:text-style-name="P3" draw:layer="layout" draw:type="line" svg:x1="13.655cm" svg:y1="8.34cm" svg:x2="13.78cm" svg:y2="8.595cm" draw:start-shape="id95" draw:start-glue-point="9" draw:end-shape="id154" draw:end-glue-point="5" svg:d="M13655 8340l125 255" svg:viewBox="0 0 126 256">
          <text:p/>
        </draw:connector>
        <draw:connector draw:style-name="gr4" draw:text-style-name="P3" draw:layer="layout" draw:type="line" svg:x1="12.915cm" svg:y1="5.335cm" svg:x2="13.17cm" svg:y2="6.055cm" draw:start-shape="id79" draw:start-glue-point="9" draw:end-shape="id85" draw:end-glue-point="5" svg:d="M12915 5335l255 720" svg:viewBox="0 0 256 721">
          <text:p/>
        </draw:connector>
        <draw:connector draw:style-name="gr4" draw:text-style-name="P3" draw:layer="layout" draw:type="line" svg:x1="13.35cm" svg:y1="6.235cm" svg:x2="13.475cm" svg:y2="6.89cm" draw:start-shape="id85" draw:start-glue-point="9" draw:end-shape="id92" draw:end-glue-point="5" svg:d="M13350 6235l125 655" svg:viewBox="0 0 126 656">
          <text:p/>
        </draw:connector>
        <draw:connector draw:style-name="gr4" draw:text-style-name="P3" draw:layer="layout" draw:type="line" svg:x1="13.655cm" svg:y1="7.07cm" svg:x2="13.78cm" svg:y2="7.325cm" draw:start-shape="id92" draw:start-glue-point="9" draw:end-shape="id96" draw:end-glue-point="5" svg:d="M13655 7070l125 255" svg:viewBox="0 0 126 256">
          <text:p/>
        </draw:connector>
        <draw:connector draw:style-name="gr4" draw:text-style-name="P3" draw:layer="layout" draw:type="line" svg:x1="13.948cm" svg:y1="7.505cm" svg:x2="14.191cm" svg:y2="7.695cm" draw:end-shape="id98" draw:end-glue-point="5" svg:d="M13948 7505l243 190" svg:viewBox="0 0 244 191">
          <text:p/>
        </draw:connector>
        <draw:connector draw:style-name="gr4" draw:text-style-name="P3" draw:layer="layout" draw:type="line" svg:x1="14.371cm" svg:y1="7.875cm" svg:x2="14.496cm" svg:y2="8.13cm" draw:start-shape="id98" draw:start-glue-point="9" draw:end-shape="id100" draw:end-glue-point="5" svg:d="M14371 7875l125 255" svg:viewBox="0 0 126 256">
          <text:p/>
        </draw:connector>
        <draw:connector draw:style-name="gr4" draw:text-style-name="P3" draw:layer="layout" draw:type="line" svg:x1="11.596cm" svg:y1="1.99cm" svg:x2="11.721cm" svg:y2="2.245cm" draw:start-shape="id39" draw:start-glue-point="9" draw:end-shape="id148" draw:end-glue-point="5" svg:d="M11596 1990l125 255" svg:viewBox="0 0 126 256">
          <text:p/>
        </draw:connector>
        <draw:connector draw:style-name="gr4" draw:text-style-name="P3" draw:layer="layout" draw:type="line" svg:x1="11.901cm" svg:y1="2.425cm" svg:x2="12.151cm" svg:y2="2.615cm" draw:start-shape="id148" draw:start-glue-point="9" svg:d="M11901 2425l250 190" svg:viewBox="0 0 251 191">
          <text:p/>
        </draw:connector>
        <draw:connector draw:style-name="gr4" draw:text-style-name="P3" draw:layer="layout" draw:type="line" svg:x1="12.305cm" svg:y1="2.795cm" svg:x2="12.445cm" svg:y2="3.05cm" draw:start-shape="id149" draw:start-glue-point="9" svg:d="M12305 2795l140 255" svg:viewBox="0 0 141 256">
          <text:p/>
        </draw:connector>
        <draw:connector draw:style-name="gr4" draw:text-style-name="P3" draw:layer="layout" draw:type="line" svg:x1="12.61cm" svg:y1="3.23cm" svg:x2="12.735cm" svg:y2="3.885cm" draw:start-shape="id70" draw:start-glue-point="9" draw:end-shape="id74" draw:end-glue-point="5" svg:d="M12610 3230l125 655" svg:viewBox="0 0 126 656">
          <text:p/>
        </draw:connector>
        <draw:connector draw:style-name="gr4" draw:text-style-name="P3" draw:layer="layout" draw:type="line" svg:x1="12.915cm" svg:y1="4.065cm" svg:x2="13.17cm" svg:y2="4.785cm" draw:start-shape="id74" draw:start-glue-point="9" draw:end-shape="id80" draw:end-glue-point="5" svg:d="M12915 4065l255 720" svg:viewBox="0 0 256 721">
          <text:p/>
        </draw:connector>
        <draw:connector draw:style-name="gr4" draw:text-style-name="P3" draw:layer="layout" draw:type="line" svg:x1="13.35cm" svg:y1="4.965cm" svg:x2="13.475cm" svg:y2="5.62cm" draw:start-shape="id80" draw:start-glue-point="9" draw:end-shape="id86" draw:end-glue-point="5" svg:d="M13350 4965l125 655" svg:viewBox="0 0 126 656">
          <text:p/>
        </draw:connector>
        <draw:connector draw:style-name="gr4" draw:text-style-name="P3" draw:layer="layout" draw:type="line" svg:x1="13.655cm" svg:y1="5.8cm" svg:x2="13.78cm" svg:y2="6.055cm" draw:start-shape="id86" draw:start-glue-point="9" draw:end-shape="id93" draw:end-glue-point="5" svg:d="M13655 5800l125 255" svg:viewBox="0 0 126 256">
          <text:p/>
        </draw:connector>
        <draw:connector draw:style-name="gr4" draw:text-style-name="P3" draw:layer="layout" draw:type="line" svg:x1="13.948cm" svg:y1="6.235cm" svg:x2="14.191cm" svg:y2="6.425cm" draw:end-shape="id97" draw:end-glue-point="5" svg:d="M13948 6235l243 190" svg:viewBox="0 0 244 191">
          <text:p/>
        </draw:connector>
        <draw:connector draw:style-name="gr4" draw:text-style-name="P3" draw:layer="layout" draw:type="line" svg:x1="12.305cm" svg:y1="1.525cm" svg:x2="12.445cm" svg:y2="1.78cm" draw:start-shape="id155" draw:start-glue-point="9" svg:d="M12305 1525l140 255" svg:viewBox="0 0 141 256">
          <text:p/>
        </draw:connector>
        <draw:connector draw:style-name="gr4" draw:text-style-name="P3" draw:layer="layout" draw:type="line" svg:x1="12.61cm" svg:y1="1.96cm" svg:x2="12.735cm" svg:y2="2.615cm" draw:start-shape="id147" draw:start-glue-point="9" draw:end-shape="id71" draw:end-glue-point="5" svg:d="M12610 1960l125 655" svg:viewBox="0 0 126 656">
          <text:p/>
        </draw:connector>
        <draw:connector draw:style-name="gr4" draw:text-style-name="P3" draw:layer="layout" draw:type="line" svg:x1="12.915cm" svg:y1="2.795cm" svg:x2="13.17cm" svg:y2="3.515cm" draw:start-shape="id71" draw:start-glue-point="9" draw:end-shape="id75" draw:end-glue-point="5" svg:d="M12915 2795l255 720" svg:viewBox="0 0 256 721">
          <text:p/>
        </draw:connector>
        <draw:connector draw:style-name="gr4" draw:text-style-name="P3" draw:layer="layout" draw:type="line" svg:x1="13.35cm" svg:y1="3.695cm" svg:x2="13.475cm" svg:y2="4.35cm" draw:start-shape="id75" draw:start-glue-point="9" draw:end-shape="id81" draw:end-glue-point="5" svg:d="M13350 3695l125 655" svg:viewBox="0 0 126 656">
          <text:p/>
        </draw:connector>
        <draw:connector draw:style-name="gr4" draw:text-style-name="P3" draw:layer="layout" draw:type="line" svg:x1="13.655cm" svg:y1="4.53cm" svg:x2="13.78cm" svg:y2="4.785cm" draw:start-shape="id81" draw:start-glue-point="9" draw:end-shape="id87" draw:end-glue-point="5" svg:d="M13655 4530l125 255" svg:viewBox="0 0 126 256">
          <text:p/>
        </draw:connector>
        <draw:connector draw:style-name="gr4" draw:text-style-name="P3" draw:layer="layout" draw:type="line" svg:x1="13.948cm" svg:y1="4.965cm" svg:x2="14.191cm" svg:y2="5.155cm" draw:end-shape="id123" draw:end-glue-point="5" svg:d="M13948 4965l243 190" svg:viewBox="0 0 244 191">
          <text:p/>
        </draw:connector>
        <draw:connector draw:style-name="gr4" draw:text-style-name="P3" draw:layer="layout" draw:type="line" svg:x1="14.371cm" svg:y1="5.335cm" svg:x2="14.496cm" svg:y2="5.59cm" draw:start-shape="id123" draw:start-glue-point="9" draw:end-shape="id119" draw:end-glue-point="5" svg:d="M14371 5335l125 255" svg:viewBox="0 0 126 256">
          <text:p/>
        </draw:connector>
        <draw:connector draw:style-name="gr4" draw:text-style-name="P3" draw:layer="layout" draw:type="line" svg:x1="14.676cm" svg:y1="5.77cm" svg:x2="14.801cm" svg:y2="6.425cm" draw:start-shape="id119" draw:start-glue-point="9" draw:end-shape="id115" draw:end-glue-point="5" svg:d="M14676 5770l125 655" svg:viewBox="0 0 126 656">
          <text:p/>
        </draw:connector>
        <draw:connector draw:style-name="gr4" draw:text-style-name="P3" draw:layer="layout" draw:type="line" svg:x1="12.915cm" svg:y1="1.525cm" svg:x2="13.17cm" svg:y2="2.245cm" draw:start-shape="id146" draw:start-glue-point="9" draw:end-shape="id144" draw:end-glue-point="5" svg:d="M12915 1525l255 720" svg:viewBox="0 0 256 721">
          <text:p/>
        </draw:connector>
        <draw:connector draw:style-name="gr4" draw:text-style-name="P3" draw:layer="layout" draw:type="line" svg:x1="13.35cm" svg:y1="2.425cm" svg:x2="13.475cm" svg:y2="3.08cm" draw:start-shape="id144" draw:start-glue-point="9" draw:end-shape="id76" draw:end-glue-point="5" svg:d="M13350 2425l125 655" svg:viewBox="0 0 126 656">
          <text:p/>
        </draw:connector>
        <draw:connector draw:style-name="gr4" draw:text-style-name="P3" draw:layer="layout" draw:type="line" svg:x1="13.655cm" svg:y1="3.26cm" svg:x2="13.78cm" svg:y2="3.515cm" draw:start-shape="id76" draw:start-glue-point="9" draw:end-shape="id82" draw:end-glue-point="5" svg:d="M13655 3260l125 255" svg:viewBox="0 0 126 256">
          <text:p/>
        </draw:connector>
        <draw:connector draw:style-name="gr4" draw:text-style-name="P3" draw:layer="layout" draw:type="line" svg:x1="13.948cm" svg:y1="3.695cm" svg:x2="14.191cm" svg:y2="3.885cm" draw:end-shape="id88" draw:end-glue-point="5" svg:d="M13948 3695l243 190" svg:viewBox="0 0 244 191">
          <text:p/>
        </draw:connector>
        <draw:connector draw:style-name="gr4" draw:text-style-name="P3" draw:layer="layout" draw:type="line" svg:x1="14.371cm" svg:y1="4.065cm" svg:x2="14.496cm" svg:y2="4.32cm" draw:start-shape="id88" draw:start-glue-point="9" draw:end-shape="id124" draw:end-glue-point="5" svg:d="M14371 4065l125 255" svg:viewBox="0 0 126 256">
          <text:p/>
        </draw:connector>
        <draw:connector draw:style-name="gr4" draw:text-style-name="P3" draw:layer="layout" draw:type="line" svg:x1="14.676cm" svg:y1="4.5cm" svg:x2="14.801cm" svg:y2="5.155cm" draw:start-shape="id124" draw:start-glue-point="9" draw:end-shape="id120" draw:end-glue-point="5" svg:d="M14676 4500l125 655" svg:viewBox="0 0 126 656">
          <text:p/>
        </draw:connector>
        <draw:connector draw:style-name="gr4" draw:text-style-name="P3" draw:layer="layout" draw:type="line" svg:x1="14.981cm" svg:y1="5.335cm" svg:x2="15.236cm" svg:y2="6.055cm" draw:start-shape="id120" draw:start-glue-point="9" draw:end-shape="id116" draw:end-glue-point="5" svg:d="M14981 5335l255 720" svg:viewBox="0 0 256 721">
          <text:p/>
        </draw:connector>
        <draw:connector draw:style-name="gr4" draw:text-style-name="P3" draw:layer="layout" draw:type="line" svg:x1="15.416cm" svg:y1="6.235cm" svg:x2="15.541cm" svg:y2="6.89cm" draw:start-shape="id116" draw:start-glue-point="9" draw:end-shape="id103" draw:end-glue-point="5" svg:d="M15416 6235l125 655" svg:viewBox="0 0 126 656">
          <text:p/>
        </draw:connector>
        <draw:connector draw:style-name="gr4" draw:text-style-name="P3" draw:layer="layout" draw:type="line" svg:x1="13.655cm" svg:y1="1.99cm" svg:x2="13.78cm" svg:y2="2.245cm" draw:start-shape="id145" draw:start-glue-point="9" draw:end-shape="id143" draw:end-glue-point="5" svg:d="M13655 1990l125 255" svg:viewBox="0 0 126 256">
          <text:p/>
        </draw:connector>
        <draw:connector draw:style-name="gr4" draw:text-style-name="P3" draw:layer="layout" draw:type="line" svg:x1="13.948cm" svg:y1="2.425cm" svg:x2="14.191cm" svg:y2="2.615cm" draw:end-shape="id139" draw:end-glue-point="5" svg:d="M13948 2425l243 190" svg:viewBox="0 0 244 191">
          <text:p/>
        </draw:connector>
        <draw:connector draw:style-name="gr4" draw:text-style-name="P3" draw:layer="layout" draw:type="line" svg:x1="14.371cm" svg:y1="2.795cm" svg:x2="14.496cm" svg:y2="3.05cm" draw:start-shape="id139" draw:start-glue-point="9" draw:end-shape="id126" draw:end-glue-point="5" svg:d="M14371 2795l125 255" svg:viewBox="0 0 126 256">
          <text:p/>
        </draw:connector>
        <draw:connector draw:style-name="gr4" draw:text-style-name="P3" draw:layer="layout" draw:type="line" svg:x1="14.676cm" svg:y1="3.23cm" svg:x2="14.801cm" svg:y2="3.885cm" draw:start-shape="id126" draw:start-glue-point="9" draw:end-shape="id125" draw:end-glue-point="5" svg:d="M14676 3230l125 655" svg:viewBox="0 0 126 656">
          <text:p/>
        </draw:connector>
        <draw:connector draw:style-name="gr4" draw:text-style-name="P3" draw:layer="layout" draw:type="line" svg:x1="14.981cm" svg:y1="4.065cm" svg:x2="15.236cm" svg:y2="4.785cm" draw:start-shape="id125" draw:start-glue-point="9" draw:end-shape="id121" draw:end-glue-point="5" svg:d="M14981 4065l255 720" svg:viewBox="0 0 256 721">
          <text:p/>
        </draw:connector>
        <draw:connector draw:style-name="gr4" draw:text-style-name="P3" draw:layer="layout" draw:type="line" svg:x1="15.416cm" svg:y1="4.965cm" svg:x2="15.541cm" svg:y2="5.62cm" draw:start-shape="id121" draw:start-glue-point="9" draw:end-shape="id117" draw:end-glue-point="5" svg:d="M15416 4965l125 655" svg:viewBox="0 0 126 656">
          <text:p/>
        </draw:connector>
        <draw:connector draw:style-name="gr4" draw:text-style-name="P3" draw:layer="layout" draw:type="line" svg:x1="14.371cm" svg:y1="1.525cm" svg:x2="14.496cm" svg:y2="1.78cm" draw:start-shape="id142" draw:start-glue-point="9" draw:end-shape="id140" draw:end-glue-point="5" svg:d="M14371 1525l125 255" svg:viewBox="0 0 126 256">
          <text:p/>
        </draw:connector>
        <draw:connector draw:style-name="gr4" draw:text-style-name="P3" draw:layer="layout" draw:type="line" svg:x1="14.676cm" svg:y1="1.96cm" svg:x2="14.801cm" svg:y2="2.615cm" draw:start-shape="id140" draw:start-glue-point="9" draw:end-shape="id138" draw:end-glue-point="5" svg:d="M14676 1960l125 655" svg:viewBox="0 0 126 656">
          <text:p/>
        </draw:connector>
        <draw:connector draw:style-name="gr4" draw:text-style-name="P3" draw:layer="layout" draw:type="line" svg:x1="14.981cm" svg:y1="2.795cm" svg:x2="15.236cm" svg:y2="3.515cm" draw:start-shape="id138" draw:start-glue-point="9" draw:end-shape="id127" draw:end-glue-point="5" svg:d="M14981 2795l255 720" svg:viewBox="0 0 256 721">
          <text:p/>
        </draw:connector>
        <draw:connector draw:style-name="gr4" draw:text-style-name="P3" draw:layer="layout" draw:type="line" svg:x1="14.371cm" svg:y1="6.605cm" svg:x2="14.496cm" svg:y2="6.86cm" draw:start-shape="id97" draw:start-glue-point="9" draw:end-shape="id99" draw:end-glue-point="5" svg:d="M14371 6605l125 255" svg:viewBox="0 0 126 256">
          <text:p/>
        </draw:connector>
        <draw:connector draw:style-name="gr4" draw:text-style-name="P3" draw:layer="layout" draw:type="line" svg:x1="14.676cm" svg:y1="7.04cm" svg:x2="14.801cm" svg:y2="7.695cm" draw:start-shape="id99" draw:start-glue-point="9" draw:end-shape="id101" draw:end-glue-point="5" svg:d="M14676 7040l125 655" svg:viewBox="0 0 126 656">
          <text:p/>
        </draw:connector>
        <draw:connector draw:style-name="gr4" draw:text-style-name="P3" draw:layer="layout" draw:type="line" svg:x1="14.981cm" svg:y1="7.875cm" svg:x2="15.236cm" svg:y2="8.595cm" draw:start-shape="id101" draw:start-glue-point="9" draw:end-shape="id107" draw:end-glue-point="5" svg:d="M14981 7875l255 720" svg:viewBox="0 0 256 721">
          <text:p/>
        </draw:connector>
        <draw:connector draw:style-name="gr4" draw:text-style-name="P3" draw:layer="layout" draw:type="line" svg:x1="14.981cm" svg:y1="6.605cm" svg:x2="15.236cm" svg:y2="7.325cm" draw:start-shape="id115" draw:start-glue-point="9" draw:end-shape="id102" draw:end-glue-point="5" svg:d="M14981 6605l255 720" svg:viewBox="0 0 256 721">
          <text:p/>
        </draw:connector>
        <draw:connector draw:style-name="gr4" draw:text-style-name="P3" draw:layer="layout" draw:type="line" svg:x1="15.416cm" svg:y1="7.505cm" svg:x2="15.541cm" svg:y2="8.16cm" draw:start-shape="id102" draw:start-glue-point="9" draw:end-shape="id108" draw:end-glue-point="5" svg:d="M15416 7505l125 655" svg:viewBox="0 0 126 656">
          <text:p/>
        </draw:connector>
        <draw:connector draw:style-name="gr4" draw:text-style-name="P3" draw:layer="layout" draw:type="line" svg:x1="15.721cm" svg:y1="8.34cm" svg:x2="15.846cm" svg:y2="8.595cm" draw:start-shape="id108" draw:start-glue-point="9" draw:end-shape="id112" draw:end-glue-point="5" svg:d="M15721 8340l125 255" svg:viewBox="0 0 126 256">
          <text:p/>
        </draw:connector>
        <draw:connector draw:style-name="gr4" draw:text-style-name="P3" draw:layer="layout" draw:type="line" svg:x1="15.721cm" svg:y1="7.07cm" svg:x2="15.846cm" svg:y2="7.325cm" draw:start-shape="id103" draw:start-glue-point="9" draw:end-shape="id109" draw:end-glue-point="5" svg:d="M15721 7070l125 255" svg:viewBox="0 0 126 256">
          <text:p/>
        </draw:connector>
        <draw:connector draw:style-name="gr4" draw:text-style-name="P3" draw:layer="layout" draw:type="line" svg:x1="16.026cm" svg:y1="7.505cm" svg:x2="16.281cm" svg:y2="7.695cm" draw:start-shape="id109" draw:start-glue-point="9" draw:end-shape="id113" draw:end-glue-point="5" svg:d="M16026 7505l255 190" svg:viewBox="0 0 256 191">
          <text:p/>
        </draw:connector>
        <draw:connector draw:style-name="gr4" draw:text-style-name="P3" draw:layer="layout" draw:type="line" svg:x1="16.461cm" svg:y1="7.875cm" svg:x2="16.586cm" svg:y2="8.13cm" draw:start-shape="id113" draw:start-glue-point="9" draw:end-shape="id156" draw:end-glue-point="5" svg:d="M16461 7875l125 255" svg:viewBox="0 0 126 256">
          <text:p/>
        </draw:connector>
        <draw:connector draw:style-name="gr4" draw:text-style-name="P3" draw:layer="layout" draw:type="line" svg:x1="16.586cm" svg:y1="6.86cm" svg:x2="16.461cm" svg:y2="6.605cm" draw:start-shape="id114" draw:start-glue-point="5" draw:end-shape="id110" draw:end-glue-point="9" svg:d="M16586 6860l-125-255" svg:viewBox="0 0 126 256">
          <text:p/>
        </draw:connector>
        <draw:connector draw:style-name="gr4" draw:text-style-name="P3" draw:layer="layout" draw:type="line" svg:x1="15.721cm" svg:y1="5.8cm" svg:x2="15.846cm" svg:y2="6.055cm" draw:start-shape="id117" draw:start-glue-point="9" draw:end-shape="id104" draw:end-glue-point="5" svg:d="M15721 5800l125 255" svg:viewBox="0 0 126 256">
          <text:p/>
        </draw:connector>
        <draw:connector draw:style-name="gr4" draw:text-style-name="P3" draw:layer="layout" draw:type="line" svg:x1="16.026cm" svg:y1="6.235cm" svg:x2="16.281cm" svg:y2="6.425cm" draw:start-shape="id104" draw:start-glue-point="9" draw:end-shape="id110" draw:end-glue-point="5" svg:d="M16026 6235l255 190" svg:viewBox="0 0 256 191">
          <text:p/>
        </draw:connector>
        <draw:connector draw:style-name="gr4" draw:text-style-name="P3" draw:layer="layout" draw:type="line" svg:x1="16.586cm" svg:y1="5.59cm" svg:x2="16.461cm" svg:y2="5.335cm" draw:start-shape="id111" draw:start-glue-point="5" draw:end-shape="id105" draw:end-glue-point="9" svg:d="M16586 5590l-125-255" svg:viewBox="0 0 126 256">
          <text:p/>
        </draw:connector>
        <draw:connector draw:style-name="gr4" draw:text-style-name="P3" draw:layer="layout" draw:type="line" svg:x1="16.281cm" svg:y1="5.155cm" svg:x2="16.026cm" svg:y2="4.965cm" draw:start-shape="id105" draw:start-glue-point="5" draw:end-shape="id118" draw:end-glue-point="9" svg:d="M16281 5155l-255-190" svg:viewBox="0 0 256 191">
          <text:p/>
        </draw:connector>
        <draw:connector draw:style-name="gr4" draw:text-style-name="P3" draw:layer="layout" draw:type="line" svg:x1="15.846cm" svg:y1="4.785cm" svg:x2="15.721cm" svg:y2="4.53cm" draw:start-shape="id118" draw:start-glue-point="5" draw:end-shape="id122" draw:end-glue-point="9" svg:d="M15846 4785l-125-255" svg:viewBox="0 0 126 256">
          <text:p/>
        </draw:connector>
        <draw:connector draw:style-name="gr4" draw:text-style-name="P3" draw:layer="layout" draw:type="line" svg:x1="15.541cm" svg:y1="4.35cm" svg:x2="15.416cm" svg:y2="3.695cm" draw:start-shape="id122" draw:start-glue-point="5" draw:end-shape="id127" draw:end-glue-point="9" svg:d="M15541 4350l-125-655" svg:viewBox="0 0 126 656">
          <text:p/>
        </draw:connector>
        <draw:connector draw:style-name="gr4" draw:text-style-name="P3" draw:layer="layout" draw:type="line" svg:x1="16.586cm" svg:y1="4.32cm" svg:x2="16.461cm" svg:y2="4.065cm" draw:start-shape="id106" draw:start-glue-point="5" draw:end-shape="id132" draw:end-glue-point="9" svg:d="M16586 4320l-125-255" svg:viewBox="0 0 126 256">
          <text:p/>
        </draw:connector>
        <draw:connector draw:style-name="gr4" draw:text-style-name="P3" draw:layer="layout" draw:type="line" svg:x1="16.281cm" svg:y1="3.885cm" svg:x2="16.026cm" svg:y2="3.695cm" draw:start-shape="id132" draw:start-glue-point="5" draw:end-shape="id131" draw:end-glue-point="9" svg:d="M16281 3885l-255-190" svg:viewBox="0 0 256 191">
          <text:p/>
        </draw:connector>
        <draw:connector draw:style-name="gr4" draw:text-style-name="P3" draw:layer="layout" draw:type="line" svg:x1="15.846cm" svg:y1="3.515cm" svg:x2="15.721cm" svg:y2="3.26cm" draw:start-shape="id131" draw:start-glue-point="5" draw:end-shape="id128" draw:end-glue-point="9" svg:d="M15846 3515l-125-255" svg:viewBox="0 0 126 256">
          <text:p/>
        </draw:connector>
        <draw:connector draw:style-name="gr4" draw:text-style-name="P3" draw:layer="layout" draw:type="line" svg:x1="15.541cm" svg:y1="3.08cm" svg:x2="15.416cm" svg:y2="2.425cm" draw:start-shape="id128" draw:start-glue-point="5" draw:end-shape="id137" draw:end-glue-point="9" svg:d="M15541 3080l-125-655" svg:viewBox="0 0 126 656">
          <text:p/>
        </draw:connector>
        <draw:connector draw:style-name="gr4" draw:text-style-name="P3" draw:layer="layout" draw:type="line" svg:x1="16.586cm" svg:y1="3.05cm" svg:x2="16.461cm" svg:y2="2.795cm" draw:start-shape="id134" draw:start-glue-point="5" draw:end-shape="id133" draw:end-glue-point="9" svg:d="M16586 3050l-125-255" svg:viewBox="0 0 126 256">
          <text:p/>
        </draw:connector>
        <draw:connector draw:style-name="gr4" draw:text-style-name="P3" draw:layer="layout" draw:type="line" svg:x1="16.281cm" svg:y1="2.615cm" svg:x2="16.026cm" svg:y2="2.425cm" draw:start-shape="id133" draw:start-glue-point="5" draw:end-shape="id129" draw:end-glue-point="9" svg:d="M16281 2615l-255-190" svg:viewBox="0 0 256 191">
          <text:p/>
        </draw:connector>
        <draw:connector draw:style-name="gr4" draw:text-style-name="P3" draw:layer="layout" draw:type="line" svg:x1="16.461cm" svg:y1="1.525cm" svg:x2="16.586cm" svg:y2="1.78cm" draw:start-shape="id130" draw:start-glue-point="9" draw:end-shape="id135" draw:end-glue-point="5" svg:d="M16461 1525l125 255" svg:viewBox="0 0 126 256">
          <text:p/>
        </draw:connector>
        <draw:connector draw:style-name="gr4" draw:text-style-name="P3" draw:layer="layout" draw:type="line" svg:x1="15.721cm" svg:y1="1.99cm" svg:x2="15.846cm" svg:y2="2.245cm" draw:start-shape="id136" draw:start-glue-point="9" draw:end-shape="id129" draw:end-glue-point="5" svg:d="M15721 1990l125 255" svg:viewBox="0 0 126 256">
          <text:p/>
        </draw:connector>
        <draw:connector draw:style-name="gr4" draw:text-style-name="P3" draw:layer="layout" draw:type="line" svg:x1="14.981cm" svg:y1="1.525cm" svg:x2="15.236cm" svg:y2="2.245cm" draw:start-shape="id141" draw:start-glue-point="9" draw:end-shape="id137" draw:end-glue-point="5" svg:d="M14981 1525l255 720" svg:viewBox="0 0 256 721">
          <text:p/>
        </draw:connector>
        <draw:connector draw:style-name="gr3" draw:text-style-name="P3" draw:layer="layout" draw:type="line" svg:x1="8.302cm" svg:y1="7.04cm" svg:x2="8.177cm" svg:y2="7.695cm" draw:start-shape="id8" draw:start-glue-point="7" draw:end-shape="id153" draw:end-glue-point="11" svg:d="M8302 7040l-125 655" svg:viewBox="0 0 126 656">
          <text:p/>
        </draw:connector>
        <draw:custom-shape draw:style-name="gr5" draw:text-style-name="P1" xml:id="id178" draw:id="id178" draw:layer="layout" svg:width="0.127cm" svg:height="0.127cm" svg:x="8.02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7" draw:id="id177" draw:layer="layout" svg:width="0.127cm" svg:height="0.127cm" svg:x="8.633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8.773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6" draw:id="id176" draw:layer="layout" svg:width="0.127cm" svg:height="0.127cm" svg:x="10.09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5" draw:id="id175" draw:layer="layout" svg:width="0.127cm" svg:height="0.127cm" svg:x="10.702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0.842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4" draw:id="id174" draw:layer="layout" svg:width="0.127cm" svg:height="0.127cm" svg:x="12.15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3" draw:id="id173" draw:layer="layout" svg:width="0.127cm" svg:height="0.127cm" svg:x="12.7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3.301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2" draw:id="id172" draw:layer="layout" svg:width="0.127cm" svg:height="0.127cm" svg:x="14.21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1" draw:id="id171" draw:layer="layout" svg:width="0.127cm" svg:height="0.127cm" svg:x="14.82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5.367cm" svg:y="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0" draw:id="id170" draw:layer="layout" svg:width="0.127cm" svg:height="0.127cm" svg:x="16.30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9" draw:id="id179" draw:layer="layout" svg:width="0.127cm" svg:height="0.127cm" svg:x="17.247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7" draw:id="id157" draw:layer="layout" svg:width="0.127cm" svg:height="0.127cm" svg:x="8.328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8" draw:id="id158" draw:layer="layout" svg:width="0.127cm" svg:height="0.127cm" svg:x="9.06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9" draw:id="id159" draw:layer="layout" svg:width="0.127cm" svg:height="0.127cm" svg:x="9.678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0" draw:id="id160" draw:layer="layout" svg:width="0.127cm" svg:height="0.127cm" svg:x="10.397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1" draw:id="id161" draw:layer="layout" svg:width="0.127cm" svg:height="0.127cm" svg:x="11.13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2" draw:id="id162" draw:layer="layout" svg:width="0.127cm" svg:height="0.127cm" svg:x="11.747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3" draw:id="id163" draw:layer="layout" svg:width="0.127cm" svg:height="0.127cm" svg:x="12.456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4" draw:id="id164" draw:layer="layout" svg:width="0.127cm" svg:height="0.127cm" svg:x="13.19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5" draw:id="id165" draw:layer="layout" svg:width="0.127cm" svg:height="0.127cm" svg:x="13.806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6" draw:id="id166" draw:layer="layout" svg:width="0.127cm" svg:height="0.127cm" svg:x="14.52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7" draw:id="id167" draw:layer="layout" svg:width="0.127cm" svg:height="0.127cm" svg:x="15.26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8" draw:id="id168" draw:layer="layout" svg:width="0.127cm" svg:height="0.127cm" svg:x="15.87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9" draw:id="id169" draw:layer="layout" svg:width="0.127cm" svg:height="0.127cm" svg:x="16.612cm" svg:y="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27cm" svg:height="0.127cm" svg:x="17.882cm" svg:y="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8.346cm" svg:y1="0.645cm" svg:x2="8.177cm" svg:y2="1.345cm" draw:start-shape="id157" draw:start-glue-point="7" draw:end-shape="id150" draw:end-glue-point="11" svg:d="M8346 645l-169 700" svg:viewBox="0 0 170 701">
          <text:p/>
        </draw:connector>
        <draw:connector draw:style-name="gr3" draw:text-style-name="P3" draw:layer="layout" draw:type="line" svg:x1="9.086cm" svg:y1="1.11cm" svg:x2="8.787cm" svg:y2="1.345cm" draw:start-shape="id158" draw:start-glue-point="7" draw:end-shape="id30" draw:end-glue-point="11" svg:d="M9086 1110l-299 235" svg:viewBox="0 0 300 236">
          <text:p/>
        </draw:connector>
        <draw:connector draw:style-name="gr3" draw:text-style-name="P3" draw:layer="layout" draw:type="line" svg:x1="9.527cm" svg:y1="1.81cm" svg:x2="9.696cm" svg:y2="1.11cm" draw:start-shape="id31" draw:start-glue-point="11" draw:end-shape="id159" draw:end-glue-point="7" svg:d="M9527 1810l169-700" svg:viewBox="0 0 170 701">
          <text:p/>
        </draw:connector>
        <draw:connector draw:style-name="gr3" draw:text-style-name="P3" draw:layer="layout" draw:type="line" svg:x1="10.246cm" svg:y1="1.345cm" svg:x2="10.415cm" svg:y2="0.645cm" draw:start-shape="id151" draw:start-glue-point="11" draw:end-shape="id160" draw:end-glue-point="7" svg:d="M10246 1345l169-700" svg:viewBox="0 0 170 701">
          <text:p/>
        </draw:connector>
        <draw:connector draw:style-name="gr3" draw:text-style-name="P3" draw:layer="layout" draw:type="line" svg:x1="10.856cm" svg:y1="1.345cm" svg:x2="11.155cm" svg:y2="1.11cm" draw:start-shape="id152" draw:start-glue-point="11" draw:end-shape="id161" draw:end-glue-point="7" svg:d="M10856 1345l299-235" svg:viewBox="0 0 300 236">
          <text:p/>
        </draw:connector>
        <draw:connector draw:style-name="gr3" draw:text-style-name="P3" draw:layer="layout" draw:type="line" svg:x1="11.596cm" svg:y1="1.81cm" svg:x2="11.765cm" svg:y2="1.11cm" draw:start-shape="id39" draw:start-glue-point="11" draw:end-shape="id162" draw:end-glue-point="7" svg:d="M11596 1810l169-700" svg:viewBox="0 0 170 701">
          <text:p/>
        </draw:connector>
        <draw:connector draw:style-name="gr3" draw:text-style-name="P3" draw:layer="layout" draw:type="line" svg:x1="12.305cm" svg:y1="1.345cm" svg:x2="12.474cm" svg:y2="0.645cm" draw:start-shape="id155" draw:start-glue-point="11" draw:end-shape="id163" draw:end-glue-point="7" svg:d="M12305 1345l169-700" svg:viewBox="0 0 170 701">
          <text:p/>
        </draw:connector>
        <draw:connector draw:style-name="gr3" draw:text-style-name="P3" draw:layer="layout" draw:type="line" svg:x1="12.915cm" svg:y1="1.345cm" svg:x2="13.214cm" svg:y2="1.11cm" draw:start-shape="id146" draw:start-glue-point="11" draw:end-shape="id164" draw:end-glue-point="7" svg:d="M12915 1345l299-235" svg:viewBox="0 0 300 236">
          <text:p/>
        </draw:connector>
        <draw:connector draw:style-name="gr3" draw:text-style-name="P3" draw:layer="layout" draw:type="line" svg:x1="13.655cm" svg:y1="1.81cm" svg:x2="13.824cm" svg:y2="1.11cm" draw:start-shape="id145" draw:start-glue-point="11" draw:end-shape="id165" draw:end-glue-point="7" svg:d="M13655 1810l169-700" svg:viewBox="0 0 170 701">
          <text:p/>
        </draw:connector>
        <draw:connector draw:style-name="gr3" draw:text-style-name="P3" draw:layer="layout" draw:type="line" svg:x1="14.371cm" svg:y1="1.345cm" svg:x2="14.54cm" svg:y2="0.645cm" draw:start-shape="id142" draw:start-glue-point="11" draw:end-shape="id166" draw:end-glue-point="7" svg:d="M14371 1345l169-700" svg:viewBox="0 0 170 701">
          <text:p/>
        </draw:connector>
        <draw:connector draw:style-name="gr3" draw:text-style-name="P3" draw:layer="layout" draw:type="line" svg:x1="14.981cm" svg:y1="1.345cm" svg:x2="15.28cm" svg:y2="1.11cm" draw:start-shape="id141" draw:start-glue-point="11" draw:end-shape="id167" draw:end-glue-point="7" svg:d="M14981 1345l299-235" svg:viewBox="0 0 300 236">
          <text:p/>
        </draw:connector>
        <draw:connector draw:style-name="gr3" draw:text-style-name="P3" draw:layer="layout" draw:type="line" svg:x1="15.721cm" svg:y1="1.81cm" svg:x2="15.89cm" svg:y2="1.11cm" draw:start-shape="id136" draw:start-glue-point="11" draw:end-shape="id168" draw:end-glue-point="7" svg:d="M15721 1810l169-700" svg:viewBox="0 0 170 701">
          <text:p/>
        </draw:connector>
        <draw:connector draw:style-name="gr3" draw:text-style-name="P3" draw:layer="layout" draw:type="line" svg:x1="16.461cm" svg:y1="1.345cm" svg:x2="16.63cm" svg:y2="0.645cm" draw:start-shape="id130" draw:start-glue-point="11" draw:end-shape="id169" draw:end-glue-point="7" svg:d="M16461 1345l169-700" svg:viewBox="0 0 170 701">
          <text:p/>
        </draw:connector>
        <draw:connector draw:style-name="gr3" draw:text-style-name="P3" draw:layer="layout" draw:type="line" svg:x1="16.586cm" svg:y1="8.31cm" svg:x2="16.416cm" svg:y2="9.009cm" draw:start-shape="id156" draw:start-glue-point="7" draw:end-shape="id170" draw:end-glue-point="11" svg:d="M16586 8310l-170 699" svg:viewBox="0 0 171 700">
          <text:p/>
        </draw:connector>
        <draw:connector draw:style-name="gr3" draw:text-style-name="P3" draw:layer="layout" draw:type="line" svg:x1="15.846cm" svg:y1="8.775cm" svg:x2="15.576cm" svg:y2="9.474cm" draw:start-shape="id112" draw:start-glue-point="7" svg:d="M15846 8775l-270 699" svg:viewBox="0 0 271 700">
          <text:p/>
        </draw:connector>
        <draw:connector draw:style-name="gr3" draw:text-style-name="P3" draw:layer="layout" draw:type="line" svg:x1="15.236cm" svg:y1="8.775cm" svg:x2="14.936cm" svg:y2="9.009cm" draw:start-shape="id107" draw:start-glue-point="7" draw:end-shape="id171" draw:end-glue-point="11" svg:d="M15236 8775l-300 234" svg:viewBox="0 0 301 235">
          <text:p/>
        </draw:connector>
        <draw:connector draw:style-name="gr3" draw:text-style-name="P3" draw:layer="layout" draw:type="line" svg:x1="14.496cm" svg:y1="8.31cm" svg:x2="14.326cm" svg:y2="9.009cm" draw:start-shape="id100" draw:start-glue-point="7" draw:end-shape="id172" draw:end-glue-point="11" svg:d="M14496 8310l-170 699" svg:viewBox="0 0 171 700">
          <text:p/>
        </draw:connector>
        <draw:connector draw:style-name="gr3" draw:text-style-name="P3" draw:layer="layout" draw:type="line" svg:x1="13.78cm" svg:y1="8.775cm" svg:x2="13.51cm" svg:y2="9.474cm" draw:start-shape="id154" draw:start-glue-point="7" svg:d="M13780 8775l-270 699" svg:viewBox="0 0 271 700">
          <text:p/>
        </draw:connector>
        <draw:connector draw:style-name="gr3" draw:text-style-name="P3" draw:layer="layout" draw:type="line" svg:x1="13.17cm" svg:y1="8.775cm" svg:x2="12.87cm" svg:y2="9.009cm" draw:start-shape="id94" draw:start-glue-point="7" draw:end-shape="id173" draw:end-glue-point="11" svg:d="M13170 8775l-300 234" svg:viewBox="0 0 301 235">
          <text:p/>
        </draw:connector>
        <draw:connector draw:style-name="gr3" draw:text-style-name="P3" draw:layer="layout" draw:type="line" svg:x1="12.445cm" svg:y1="8.31cm" svg:x2="12.26cm" svg:y2="9.009cm" draw:end-shape="id174" draw:end-glue-point="11" svg:d="M12445 8310l-185 699" svg:viewBox="0 0 186 700">
          <text:p/>
        </draw:connector>
        <draw:connector draw:style-name="gr3" draw:text-style-name="P3" draw:layer="layout" draw:type="line" svg:x1="11.721cm" svg:y1="8.775cm" svg:x2="11.451cm" svg:y2="9.474cm" draw:start-shape="id58" draw:start-glue-point="7" svg:d="M11721 8775l-270 699" svg:viewBox="0 0 271 700">
          <text:p/>
        </draw:connector>
        <draw:connector draw:style-name="gr3" draw:text-style-name="P3" draw:layer="layout" draw:type="line" svg:x1="11.111cm" svg:y1="8.775cm" svg:x2="10.811cm" svg:y2="9.009cm" draw:start-shape="id55" draw:start-glue-point="7" draw:end-shape="id175" draw:end-glue-point="11" svg:d="M11111 8775l-300 234" svg:viewBox="0 0 301 235">
          <text:p/>
        </draw:connector>
        <draw:connector draw:style-name="gr3" draw:text-style-name="P3" draw:layer="layout" draw:type="line" svg:x1="10.371cm" svg:y1="8.31cm" svg:x2="10.201cm" svg:y2="9.009cm" draw:start-shape="id50" draw:start-glue-point="7" draw:end-shape="id176" draw:end-glue-point="11" svg:d="M10371 8310l-170 699" svg:viewBox="0 0 171 700">
          <text:p/>
        </draw:connector>
        <draw:connector draw:style-name="gr3" draw:text-style-name="P3" draw:layer="layout" draw:type="line" svg:x1="9.652cm" svg:y1="8.775cm" svg:x2="9.382cm" svg:y2="9.474cm" draw:start-shape="id45" draw:start-glue-point="7" svg:d="M9652 8775l-270 699" svg:viewBox="0 0 271 700">
          <text:p/>
        </draw:connector>
        <draw:connector draw:style-name="gr3" draw:text-style-name="P3" draw:layer="layout" draw:type="line" svg:x1="9.042cm" svg:y1="8.775cm" svg:x2="8.742cm" svg:y2="9.009cm" draw:start-shape="id40" draw:start-glue-point="7" draw:end-shape="id177" draw:end-glue-point="11" svg:d="M9042 8775l-300 234" svg:viewBox="0 0 301 235">
          <text:p/>
        </draw:connector>
        <draw:connector draw:style-name="gr3" draw:text-style-name="P3" draw:layer="layout" draw:type="line" svg:x1="8.302cm" svg:y1="8.31cm" svg:x2="8.132cm" svg:y2="9.009cm" draw:start-shape="id1" draw:start-glue-point="7" draw:end-shape="id178" draw:end-glue-point="11" svg:d="M8302 8310l-170 699" svg:viewBox="0 0 171 700">
          <text:p/>
        </draw:connector>
        <draw:connector draw:style-name="gr4" draw:text-style-name="P3" draw:layer="layout" draw:type="line" svg:x1="8.482cm" svg:y1="8.31cm" svg:x2="8.651cm" svg:y2="9.009cm" draw:start-shape="id1" draw:start-glue-point="9" draw:end-shape="id177" draw:end-glue-point="5" svg:d="M8482 8310l169 699" svg:viewBox="0 0 170 700">
          <text:p/>
        </draw:connector>
        <draw:connector draw:style-name="gr4" draw:text-style-name="P3" draw:layer="layout" draw:type="line" svg:x1="9.222cm" svg:y1="8.775cm" svg:x2="9.291cm" svg:y2="9.474cm" draw:start-shape="id40" draw:start-glue-point="9" svg:d="M9222 8775l69 699" svg:viewBox="0 0 70 700">
          <text:p/>
        </draw:connector>
        <draw:connector draw:style-name="gr4" draw:text-style-name="P3" draw:layer="layout" draw:type="line" svg:x1="9.832cm" svg:y1="8.775cm" svg:x2="10.124cm" svg:y2="9.009cm" draw:start-shape="id45" draw:start-glue-point="9" svg:d="M9832 8775l292 234" svg:viewBox="0 0 293 235">
          <text:p/>
        </draw:connector>
        <draw:connector draw:style-name="gr4" draw:text-style-name="P3" draw:layer="layout" draw:type="line" svg:x1="10.551cm" svg:y1="8.31cm" svg:x2="10.72cm" svg:y2="9.009cm" draw:start-shape="id50" draw:start-glue-point="9" draw:end-shape="id175" draw:end-glue-point="5" svg:d="M10551 8310l169 699" svg:viewBox="0 0 170 700">
          <text:p/>
        </draw:connector>
        <draw:connector draw:style-name="gr4" draw:text-style-name="P3" draw:layer="layout" draw:type="line" svg:x1="11.291cm" svg:y1="8.775cm" svg:x2="11.36cm" svg:y2="9.474cm" draw:start-shape="id55" draw:start-glue-point="9" svg:d="M11291 8775l69 699" svg:viewBox="0 0 70 700">
          <text:p/>
        </draw:connector>
        <draw:connector draw:style-name="gr4" draw:text-style-name="P3" draw:layer="layout" draw:type="line" svg:x1="11.901cm" svg:y1="8.775cm" svg:x2="12.195cm" svg:y2="9.009cm" draw:start-shape="id58" draw:start-glue-point="9" svg:d="M11901 8775l294 234" svg:viewBox="0 0 295 235">
          <text:p/>
        </draw:connector>
        <draw:connector draw:style-name="gr4" draw:text-style-name="P3" draw:layer="layout" draw:type="line" svg:x1="12.61cm" svg:y1="8.31cm" svg:x2="12.779cm" svg:y2="9.009cm" draw:start-shape="id89" draw:start-glue-point="9" draw:end-shape="id173" draw:end-glue-point="5" svg:d="M12610 8310l169 699" svg:viewBox="0 0 170 700">
          <text:p/>
        </draw:connector>
        <draw:connector draw:style-name="gr4" draw:text-style-name="P3" draw:layer="layout" draw:type="line" svg:x1="13.35cm" svg:y1="8.775cm" svg:x2="13.419cm" svg:y2="9.474cm" draw:start-shape="id94" draw:start-glue-point="9" svg:d="M13350 8775l69 699" svg:viewBox="0 0 70 700">
          <text:p/>
        </draw:connector>
        <draw:connector draw:style-name="gr4" draw:text-style-name="P3" draw:layer="layout" draw:type="line" svg:x1="13.948cm" svg:y1="8.775cm" svg:x2="14.235cm" svg:y2="9.009cm" draw:end-shape="id172" draw:end-glue-point="5" svg:d="M13948 8775l287 234" svg:viewBox="0 0 288 235">
          <text:p/>
        </draw:connector>
        <draw:connector draw:style-name="gr4" draw:text-style-name="P3" draw:layer="layout" draw:type="line" svg:x1="14.676cm" svg:y1="8.31cm" svg:x2="14.845cm" svg:y2="9.009cm" draw:start-shape="id100" draw:start-glue-point="9" draw:end-shape="id171" draw:end-glue-point="5" svg:d="M14676 8310l169 699" svg:viewBox="0 0 170 700">
          <text:p/>
        </draw:connector>
        <draw:connector draw:style-name="gr4" draw:text-style-name="P3" draw:layer="layout" draw:type="line" svg:x1="15.416cm" svg:y1="8.775cm" svg:x2="15.485cm" svg:y2="9.474cm" draw:start-shape="id107" draw:start-glue-point="9" svg:d="M15416 8775l69 699" svg:viewBox="0 0 70 700">
          <text:p/>
        </draw:connector>
        <draw:connector draw:style-name="gr4" draw:text-style-name="P3" draw:layer="layout" draw:type="line" svg:x1="16.026cm" svg:y1="8.775cm" svg:x2="16.325cm" svg:y2="9.009cm" draw:start-shape="id112" draw:start-glue-point="9" draw:end-shape="id170" draw:end-glue-point="5" svg:d="M16026 8775l299 234" svg:viewBox="0 0 300 235">
          <text:p/>
        </draw:connector>
        <draw:connector draw:style-name="gr4" draw:text-style-name="P3" draw:layer="layout" draw:type="line" svg:x1="16.766cm" svg:y1="8.31cm" svg:x2="17.265cm" svg:y2="9.009cm" draw:start-shape="id156" draw:start-glue-point="9" draw:end-shape="id179" draw:end-glue-point="5" svg:d="M16766 8310l499 699" svg:viewBox="0 0 500 700">
          <text:p/>
        </draw:connector>
        <draw:connector draw:style-name="gr4" draw:text-style-name="P3" draw:layer="layout" draw:type="line" svg:x1="16.281cm" svg:y1="1.345cm" svg:x2="15.981cm" svg:y2="1.11cm" draw:start-shape="id130" draw:start-glue-point="5" draw:end-shape="id168" draw:end-glue-point="9" svg:d="M16281 1345l-300-235" svg:viewBox="0 0 301 236">
          <text:p/>
        </draw:connector>
        <draw:connector draw:style-name="gr4" draw:text-style-name="P3" draw:layer="layout" draw:type="line" svg:x1="15.541cm" svg:y1="1.81cm" svg:x2="15.371cm" svg:y2="1.11cm" draw:start-shape="id136" draw:start-glue-point="5" draw:end-shape="id167" draw:end-glue-point="9" svg:d="M15541 1810l-170-700" svg:viewBox="0 0 171 701">
          <text:p/>
        </draw:connector>
        <draw:connector draw:style-name="gr4" draw:text-style-name="P3" draw:layer="layout" draw:type="line" svg:x1="14.801cm" svg:y1="1.345cm" svg:x2="14.631cm" svg:y2="0.645cm" draw:start-shape="id141" draw:start-glue-point="5" draw:end-shape="id166" draw:end-glue-point="9" svg:d="M14801 1345l-170-700" svg:viewBox="0 0 171 701">
          <text:p/>
        </draw:connector>
        <draw:connector draw:style-name="gr4" draw:text-style-name="P3" draw:layer="layout" draw:type="line" svg:x1="14.191cm" svg:y1="1.345cm" svg:x2="13.915cm" svg:y2="1.11cm" draw:start-shape="id142" draw:start-glue-point="5" draw:end-shape="id165" draw:end-glue-point="9" svg:d="M14191 1345l-276-235" svg:viewBox="0 0 277 236">
          <text:p/>
        </draw:connector>
        <draw:connector draw:style-name="gr4" draw:text-style-name="P3" draw:layer="layout" draw:type="line" svg:x1="13.475cm" svg:y1="1.81cm" svg:x2="13.305cm" svg:y2="1.11cm" draw:start-shape="id145" draw:start-glue-point="5" draw:end-shape="id164" draw:end-glue-point="9" svg:d="M13475 1810l-170-700" svg:viewBox="0 0 171 701">
          <text:p/>
        </draw:connector>
        <draw:connector draw:style-name="gr4" draw:text-style-name="P3" draw:layer="layout" draw:type="line" svg:x1="12.735cm" svg:y1="1.345cm" svg:x2="12.565cm" svg:y2="0.645cm" draw:start-shape="id146" draw:start-glue-point="5" draw:end-shape="id163" draw:end-glue-point="9" svg:d="M12735 1345l-170-700" svg:viewBox="0 0 171 701">
          <text:p/>
        </draw:connector>
        <draw:connector draw:style-name="gr4" draw:text-style-name="P3" draw:layer="layout" draw:type="line" svg:x1="12.151cm" svg:y1="1.345cm" svg:x2="11.856cm" svg:y2="1.11cm" draw:end-shape="id162" draw:end-glue-point="9" svg:d="M12151 1345l-295-235" svg:viewBox="0 0 296 236">
          <text:p/>
        </draw:connector>
        <draw:connector draw:style-name="gr4" draw:text-style-name="P3" draw:layer="layout" draw:type="line" svg:x1="11.416cm" svg:y1="1.81cm" svg:x2="11.246cm" svg:y2="1.11cm" draw:start-shape="id39" draw:start-glue-point="5" draw:end-shape="id161" draw:end-glue-point="9" svg:d="M11416 1810l-170-700" svg:viewBox="0 0 171 701">
          <text:p/>
        </draw:connector>
        <draw:connector draw:style-name="gr4" draw:text-style-name="P3" draw:layer="layout" draw:type="line" svg:x1="10.691cm" svg:y1="1.345cm" svg:x2="10.506cm" svg:y2="0.645cm" draw:end-shape="id160" draw:end-glue-point="9" svg:d="M10691 1345l-185-700" svg:viewBox="0 0 186 701">
          <text:p/>
        </draw:connector>
        <draw:connector draw:style-name="gr4" draw:text-style-name="P3" draw:layer="layout" draw:type="line" svg:x1="10.08cm" svg:y1="1.345cm" svg:x2="9.787cm" svg:y2="1.11cm" draw:end-shape="id159" draw:end-glue-point="9" svg:d="M10080 1345l-293-235" svg:viewBox="0 0 294 236">
          <text:p/>
        </draw:connector>
        <draw:connector draw:style-name="gr4" draw:text-style-name="P3" draw:layer="layout" draw:type="line" svg:x1="9.347cm" svg:y1="1.81cm" svg:x2="9.177cm" svg:y2="1.11cm" draw:start-shape="id31" draw:start-glue-point="5" draw:end-shape="id158" draw:end-glue-point="9" svg:d="M9347 1810l-170-700" svg:viewBox="0 0 171 701">
          <text:p/>
        </draw:connector>
        <draw:connector draw:style-name="gr4" draw:text-style-name="P3" draw:layer="layout" draw:type="line" svg:x1="8.607cm" svg:y1="1.345cm" svg:x2="8.437cm" svg:y2="0.645cm" draw:start-shape="id30" draw:start-glue-point="5" draw:end-shape="id157" draw:end-glue-point="9" svg:d="M8607 1345l-170-700" svg:viewBox="0 0 171 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1:27:16.998519731</dc:date>
    <meta:editing-duration>PT43M34S</meta:editing-duration>
    <meta:editing-cycles>10</meta:editing-cycles>
    <meta:document-statistic meta:object-count="566"/>
  </office:meta>
</office:document-meta>
</file>